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Cantarell" svg:font-family="Cantarell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Bitstream Vera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30.91pt" svg:height="582.75pt" svg:x="146.75pt" svg:y="75.29pt">
            <draw:object draw:notify-on-update-of-ranges="Sheet1.A1:Sheet1.A1 Sheet1.A2:Sheet1.A261 Sheet1.B1:Sheet1.B1 Sheet1.B2:Sheet1.B2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recompressed</text:p>
          </table:table-cell>
          <table:table-cell/>
          <table:table-cell table:formula="of:=AVERAGE([.A$1:.A$1048576])" office:value-type="float" office:value="4444282.31153846" calcext:value-type="float">
            <text:p>4444282.31153846</text:p>
          </table:table-cell>
          <table:table-cell table:formula="of:=AVERAGE([.B$1:.B$1048576])" office:value-type="float" office:value="4430921.67307692" calcext:value-type="float">
            <text:p>4430921.67307692</text:p>
          </table:table-cell>
          <table:table-cell table:style-name="ce2" table:formula="of:=[.D1]/[.E1]" office:value-type="percentage" office:value="1.00301531813183" calcext:value-type="percentage">
            <text:p>100.30%</text:p>
          </table:table-cell>
        </table:table-row>
        <table:table-row table:style-name="ro1">
          <table:table-cell office:value-type="float" office:value="7681505" calcext:value-type="float">
            <text:p>7681505</text:p>
          </table:table-cell>
          <table:table-cell office:value-type="float" office:value="7698266" calcext:value-type="float">
            <text:p>7698266</text:p>
          </table:table-cell>
          <table:table-cell table:number-columns-repeated="4"/>
        </table:table-row>
        <table:table-row table:style-name="ro1">
          <table:table-cell office:value-type="float" office:value="3189656" calcext:value-type="float">
            <text:p>3189656</text:p>
          </table:table-cell>
          <table:table-cell office:value-type="float" office:value="3187366" calcext:value-type="float">
            <text:p>3187366</text:p>
          </table:table-cell>
          <table:table-cell table:number-columns-repeated="4"/>
        </table:table-row>
        <table:table-row table:style-name="ro1">
          <table:table-cell office:value-type="float" office:value="3898849" calcext:value-type="float">
            <text:p>3898849</text:p>
          </table:table-cell>
          <table:table-cell office:value-type="float" office:value="3897208" calcext:value-type="float">
            <text:p>3897208</text:p>
          </table:table-cell>
          <table:table-cell table:number-columns-repeated="4"/>
        </table:table-row>
        <table:table-row table:style-name="ro1">
          <table:table-cell office:value-type="float" office:value="4667363" calcext:value-type="float">
            <text:p>4667363</text:p>
          </table:table-cell>
          <table:table-cell office:value-type="float" office:value="4659182" calcext:value-type="float">
            <text:p>4659182</text:p>
          </table:table-cell>
          <table:table-cell table:number-columns-repeated="4"/>
        </table:table-row>
        <table:table-row table:style-name="ro1">
          <table:table-cell office:value-type="float" office:value="3829578" calcext:value-type="float">
            <text:p>3829578</text:p>
          </table:table-cell>
          <table:table-cell office:value-type="float" office:value="3818567" calcext:value-type="float">
            <text:p>3818567</text:p>
          </table:table-cell>
          <table:table-cell table:number-columns-repeated="4"/>
        </table:table-row>
        <table:table-row table:style-name="ro1">
          <table:table-cell office:value-type="float" office:value="3375210" calcext:value-type="float">
            <text:p>3375210</text:p>
          </table:table-cell>
          <table:table-cell office:value-type="float" office:value="3362519" calcext:value-type="float">
            <text:p>3362519</text:p>
          </table:table-cell>
          <table:table-cell table:number-columns-repeated="4"/>
        </table:table-row>
        <table:table-row table:style-name="ro1">
          <table:table-cell office:value-type="float" office:value="3444391" calcext:value-type="float">
            <text:p>3444391</text:p>
          </table:table-cell>
          <table:table-cell office:value-type="float" office:value="3435990" calcext:value-type="float">
            <text:p>3435990</text:p>
          </table:table-cell>
          <table:table-cell table:number-columns-repeated="4"/>
        </table:table-row>
        <table:table-row table:style-name="ro1">
          <table:table-cell office:value-type="float" office:value="3997760" calcext:value-type="float">
            <text:p>3997760</text:p>
          </table:table-cell>
          <table:table-cell office:value-type="float" office:value="3992041" calcext:value-type="float">
            <text:p>3992041</text:p>
          </table:table-cell>
          <table:table-cell table:number-columns-repeated="4"/>
        </table:table-row>
        <table:table-row table:style-name="ro1">
          <table:table-cell office:value-type="float" office:value="4755024" calcext:value-type="float">
            <text:p>4755024</text:p>
          </table:table-cell>
          <table:table-cell office:value-type="float" office:value="4747774" calcext:value-type="float">
            <text:p>4747774</text:p>
          </table:table-cell>
          <table:table-cell table:number-columns-repeated="4"/>
        </table:table-row>
        <table:table-row table:style-name="ro1">
          <table:table-cell office:value-type="float" office:value="4598131" calcext:value-type="float">
            <text:p>4598131</text:p>
          </table:table-cell>
          <table:table-cell office:value-type="float" office:value="4586351" calcext:value-type="float">
            <text:p>4586351</text:p>
          </table:table-cell>
          <table:table-cell table:number-columns-repeated="4"/>
        </table:table-row>
        <table:table-row table:style-name="ro1">
          <table:table-cell office:value-type="float" office:value="3978300" calcext:value-type="float">
            <text:p>3978300</text:p>
          </table:table-cell>
          <table:table-cell office:value-type="float" office:value="3969340" calcext:value-type="float">
            <text:p>3969340</text:p>
          </table:table-cell>
          <table:table-cell table:number-columns-repeated="4"/>
        </table:table-row>
        <table:table-row table:style-name="ro1">
          <table:table-cell office:value-type="float" office:value="5191671" calcext:value-type="float">
            <text:p>5191671</text:p>
          </table:table-cell>
          <table:table-cell office:value-type="float" office:value="5174101" calcext:value-type="float">
            <text:p>5174101</text:p>
          </table:table-cell>
          <table:table-cell table:number-columns-repeated="4"/>
        </table:table-row>
        <table:table-row table:style-name="ro1">
          <table:table-cell office:value-type="float" office:value="5166681" calcext:value-type="float">
            <text:p>5166681</text:p>
          </table:table-cell>
          <table:table-cell office:value-type="float" office:value="5155611" calcext:value-type="float">
            <text:p>5155611</text:p>
          </table:table-cell>
          <table:table-cell table:number-columns-repeated="4"/>
        </table:table-row>
        <table:table-row table:style-name="ro1">
          <table:table-cell office:value-type="float" office:value="4576880" calcext:value-type="float">
            <text:p>4576880</text:p>
          </table:table-cell>
          <table:table-cell office:value-type="float" office:value="4560529" calcext:value-type="float">
            <text:p>4560529</text:p>
          </table:table-cell>
          <table:table-cell table:number-columns-repeated="4"/>
        </table:table-row>
        <table:table-row table:style-name="ro1">
          <table:table-cell office:value-type="float" office:value="4229324" calcext:value-type="float">
            <text:p>4229324</text:p>
          </table:table-cell>
          <table:table-cell office:value-type="float" office:value="4225375" calcext:value-type="float">
            <text:p>4225375</text:p>
          </table:table-cell>
          <table:table-cell table:number-columns-repeated="4"/>
        </table:table-row>
        <table:table-row table:style-name="ro1">
          <table:table-cell office:value-type="float" office:value="4211434" calcext:value-type="float">
            <text:p>4211434</text:p>
          </table:table-cell>
          <table:table-cell office:value-type="float" office:value="4176534" calcext:value-type="float">
            <text:p>4176534</text:p>
          </table:table-cell>
          <table:table-cell table:number-columns-repeated="4"/>
        </table:table-row>
        <table:table-row table:style-name="ro1">
          <table:table-cell office:value-type="float" office:value="5234212" calcext:value-type="float">
            <text:p>5234212</text:p>
          </table:table-cell>
          <table:table-cell office:value-type="float" office:value="5151980" calcext:value-type="float">
            <text:p>5151980</text:p>
          </table:table-cell>
          <table:table-cell table:number-columns-repeated="4"/>
        </table:table-row>
        <table:table-row table:style-name="ro1">
          <table:table-cell office:value-type="float" office:value="4027720" calcext:value-type="float">
            <text:p>4027720</text:p>
          </table:table-cell>
          <table:table-cell office:value-type="float" office:value="3995270" calcext:value-type="float">
            <text:p>3995270</text:p>
          </table:table-cell>
          <table:table-cell table:number-columns-repeated="4"/>
        </table:table-row>
        <table:table-row table:style-name="ro1">
          <table:table-cell office:value-type="float" office:value="4038751" calcext:value-type="float">
            <text:p>4038751</text:p>
          </table:table-cell>
          <table:table-cell office:value-type="float" office:value="4023961" calcext:value-type="float">
            <text:p>4023961</text:p>
          </table:table-cell>
          <table:table-cell table:number-columns-repeated="4"/>
        </table:table-row>
        <table:table-row table:style-name="ro1">
          <table:table-cell office:value-type="float" office:value="3180457" calcext:value-type="float">
            <text:p>3180457</text:p>
          </table:table-cell>
          <table:table-cell office:value-type="float" office:value="3174726" calcext:value-type="float">
            <text:p>3174726</text:p>
          </table:table-cell>
          <table:table-cell table:number-columns-repeated="4"/>
        </table:table-row>
        <table:table-row table:style-name="ro1">
          <table:table-cell office:value-type="float" office:value="3914159" calcext:value-type="float">
            <text:p>3914159</text:p>
          </table:table-cell>
          <table:table-cell office:value-type="float" office:value="3899189" calcext:value-type="float">
            <text:p>3899189</text:p>
          </table:table-cell>
          <table:table-cell table:number-columns-repeated="4"/>
        </table:table-row>
        <table:table-row table:style-name="ro1">
          <table:table-cell office:value-type="float" office:value="4856456" calcext:value-type="float">
            <text:p>4856456</text:p>
          </table:table-cell>
          <table:table-cell office:value-type="float" office:value="4846525" calcext:value-type="float">
            <text:p>4846525</text:p>
          </table:table-cell>
          <table:table-cell table:number-columns-repeated="4"/>
        </table:table-row>
        <table:table-row table:style-name="ro1">
          <table:table-cell office:value-type="float" office:value="4482098" calcext:value-type="float">
            <text:p>4482098</text:p>
          </table:table-cell>
          <table:table-cell office:value-type="float" office:value="4461049" calcext:value-type="float">
            <text:p>4461049</text:p>
          </table:table-cell>
          <table:table-cell table:number-columns-repeated="4"/>
        </table:table-row>
        <table:table-row table:style-name="ro1">
          <table:table-cell office:value-type="float" office:value="3494712" calcext:value-type="float">
            <text:p>3494712</text:p>
          </table:table-cell>
          <table:table-cell office:value-type="float" office:value="3491792" calcext:value-type="float">
            <text:p>3491792</text:p>
          </table:table-cell>
          <table:table-cell table:number-columns-repeated="4"/>
        </table:table-row>
        <table:table-row table:style-name="ro1">
          <table:table-cell office:value-type="float" office:value="3233206" calcext:value-type="float">
            <text:p>3233206</text:p>
          </table:table-cell>
          <table:table-cell office:value-type="float" office:value="3234237" calcext:value-type="float">
            <text:p>3234237</text:p>
          </table:table-cell>
          <table:table-cell table:number-columns-repeated="4"/>
        </table:table-row>
        <table:table-row table:style-name="ro1">
          <table:table-cell office:value-type="float" office:value="3813326" calcext:value-type="float">
            <text:p>3813326</text:p>
          </table:table-cell>
          <table:table-cell office:value-type="float" office:value="3800127" calcext:value-type="float">
            <text:p>3800127</text:p>
          </table:table-cell>
          <table:table-cell table:number-columns-repeated="4"/>
        </table:table-row>
        <table:table-row table:style-name="ro1">
          <table:table-cell office:value-type="float" office:value="4942847" calcext:value-type="float">
            <text:p>4942847</text:p>
          </table:table-cell>
          <table:table-cell office:value-type="float" office:value="4919956" calcext:value-type="float">
            <text:p>4919956</text:p>
          </table:table-cell>
          <table:table-cell table:number-columns-repeated="4"/>
        </table:table-row>
        <table:table-row table:style-name="ro1">
          <table:table-cell office:value-type="float" office:value="4886396" calcext:value-type="float">
            <text:p>4886396</text:p>
          </table:table-cell>
          <table:table-cell office:value-type="float" office:value="4884106" calcext:value-type="float">
            <text:p>4884106</text:p>
          </table:table-cell>
          <table:table-cell table:number-columns-repeated="4"/>
        </table:table-row>
        <table:table-row table:style-name="ro1">
          <table:table-cell office:value-type="float" office:value="4538730" calcext:value-type="float">
            <text:p>4538730</text:p>
          </table:table-cell>
          <table:table-cell office:value-type="float" office:value="4520990" calcext:value-type="float">
            <text:p>4520990</text:p>
          </table:table-cell>
          <table:table-cell table:number-columns-repeated="4"/>
        </table:table-row>
        <table:table-row table:style-name="ro1">
          <table:table-cell office:value-type="float" office:value="3677765" calcext:value-type="float">
            <text:p>3677765</text:p>
          </table:table-cell>
          <table:table-cell office:value-type="float" office:value="3665795" calcext:value-type="float">
            <text:p>3665795</text:p>
          </table:table-cell>
          <table:table-cell table:number-columns-repeated="4"/>
        </table:table-row>
        <table:table-row table:style-name="ro1">
          <table:table-cell office:value-type="float" office:value="3522051" calcext:value-type="float">
            <text:p>3522051</text:p>
          </table:table-cell>
          <table:table-cell office:value-type="float" office:value="3512522" calcext:value-type="float">
            <text:p>3512522</text:p>
          </table:table-cell>
          <table:table-cell table:number-columns-repeated="4"/>
        </table:table-row>
        <table:table-row table:style-name="ro1">
          <table:table-cell office:value-type="float" office:value="3065993" calcext:value-type="float">
            <text:p>3065993</text:p>
          </table:table-cell>
          <table:table-cell office:value-type="float" office:value="3063844" calcext:value-type="float">
            <text:p>3063844</text:p>
          </table:table-cell>
          <table:table-cell table:number-columns-repeated="4"/>
        </table:table-row>
        <table:table-row table:style-name="ro1">
          <table:table-cell office:value-type="float" office:value="4318796" calcext:value-type="float">
            <text:p>4318796</text:p>
          </table:table-cell>
          <table:table-cell office:value-type="float" office:value="4270905" calcext:value-type="float">
            <text:p>4270905</text:p>
          </table:table-cell>
          <table:table-cell table:number-columns-repeated="4"/>
        </table:table-row>
        <table:table-row table:style-name="ro1">
          <table:table-cell office:value-type="float" office:value="4615652" calcext:value-type="float">
            <text:p>4615652</text:p>
          </table:table-cell>
          <table:table-cell office:value-type="float" office:value="4598331" calcext:value-type="float">
            <text:p>4598331</text:p>
          </table:table-cell>
          <table:table-cell table:number-columns-repeated="4"/>
        </table:table-row>
        <table:table-row table:style-name="ro1">
          <table:table-cell office:value-type="float" office:value="4835574" calcext:value-type="float">
            <text:p>4835574</text:p>
          </table:table-cell>
          <table:table-cell office:value-type="float" office:value="4768013" calcext:value-type="float">
            <text:p>4768013</text:p>
          </table:table-cell>
          <table:table-cell table:number-columns-repeated="4"/>
        </table:table-row>
        <table:table-row table:style-name="ro1">
          <table:table-cell office:value-type="float" office:value="5110960" calcext:value-type="float">
            <text:p>5110960</text:p>
          </table:table-cell>
          <table:table-cell office:value-type="float" office:value="5026219" calcext:value-type="float">
            <text:p>5026219</text:p>
          </table:table-cell>
          <table:table-cell table:number-columns-repeated="4"/>
        </table:table-row>
        <table:table-row table:style-name="ro1">
          <table:table-cell office:value-type="float" office:value="4141853" calcext:value-type="float">
            <text:p>4141853</text:p>
          </table:table-cell>
          <table:table-cell office:value-type="float" office:value="4125753" calcext:value-type="float">
            <text:p>4125753</text:p>
          </table:table-cell>
          <table:table-cell table:number-columns-repeated="4"/>
        </table:table-row>
        <table:table-row table:style-name="ro1">
          <table:table-cell office:value-type="float" office:value="3112604" calcext:value-type="float">
            <text:p>3112604</text:p>
          </table:table-cell>
          <table:table-cell office:value-type="float" office:value="3096355" calcext:value-type="float">
            <text:p>3096355</text:p>
          </table:table-cell>
          <table:table-cell table:number-columns-repeated="4"/>
        </table:table-row>
        <table:table-row table:style-name="ro1">
          <table:table-cell office:value-type="float" office:value="3108615" calcext:value-type="float">
            <text:p>3108615</text:p>
          </table:table-cell>
          <table:table-cell office:value-type="float" office:value="3097524" calcext:value-type="float">
            <text:p>3097524</text:p>
          </table:table-cell>
          <table:table-cell table:number-columns-repeated="4"/>
        </table:table-row>
        <table:table-row table:style-name="ro1">
          <table:table-cell office:value-type="float" office:value="3970859" calcext:value-type="float">
            <text:p>3970859</text:p>
          </table:table-cell>
          <table:table-cell office:value-type="float" office:value="3958280" calcext:value-type="float">
            <text:p>3958280</text:p>
          </table:table-cell>
          <table:table-cell table:number-columns-repeated="4"/>
        </table:table-row>
        <table:table-row table:style-name="ro1">
          <table:table-cell office:value-type="float" office:value="4895776" calcext:value-type="float">
            <text:p>4895776</text:p>
          </table:table-cell>
          <table:table-cell office:value-type="float" office:value="4874196" calcext:value-type="float">
            <text:p>4874196</text:p>
          </table:table-cell>
          <table:table-cell table:number-columns-repeated="4"/>
        </table:table-row>
        <table:table-row table:style-name="ro1">
          <table:table-cell office:value-type="float" office:value="5454306" calcext:value-type="float">
            <text:p>5454306</text:p>
          </table:table-cell>
          <table:table-cell office:value-type="float" office:value="5444226" calcext:value-type="float">
            <text:p>5444226</text:p>
          </table:table-cell>
          <table:table-cell table:number-columns-repeated="4"/>
        </table:table-row>
        <table:table-row table:style-name="ro1">
          <table:table-cell office:value-type="float" office:value="4788374" calcext:value-type="float">
            <text:p>4788374</text:p>
          </table:table-cell>
          <table:table-cell office:value-type="float" office:value="4776944" calcext:value-type="float">
            <text:p>4776944</text:p>
          </table:table-cell>
          <table:table-cell table:number-columns-repeated="4"/>
        </table:table-row>
        <table:table-row table:style-name="ro1">
          <table:table-cell office:value-type="float" office:value="3453960" calcext:value-type="float">
            <text:p>3453960</text:p>
          </table:table-cell>
          <table:table-cell office:value-type="float" office:value="3455241" calcext:value-type="float">
            <text:p>3455241</text:p>
          </table:table-cell>
          <table:table-cell table:number-columns-repeated="4"/>
        </table:table-row>
        <table:table-row table:style-name="ro1">
          <table:table-cell office:value-type="float" office:value="3034133" calcext:value-type="float">
            <text:p>3034133</text:p>
          </table:table-cell>
          <table:table-cell office:value-type="float" office:value="3018542" calcext:value-type="float">
            <text:p>3018542</text:p>
          </table:table-cell>
          <table:table-cell table:number-columns-repeated="4"/>
        </table:table-row>
        <table:table-row table:style-name="ro1">
          <table:table-cell office:value-type="float" office:value="3114104" calcext:value-type="float">
            <text:p>3114104</text:p>
          </table:table-cell>
          <table:table-cell office:value-type="float" office:value="3103445" calcext:value-type="float">
            <text:p>3103445</text:p>
          </table:table-cell>
          <table:table-cell table:number-columns-repeated="4"/>
        </table:table-row>
        <table:table-row table:style-name="ro1">
          <table:table-cell office:value-type="float" office:value="4963717" calcext:value-type="float">
            <text:p>4963717</text:p>
          </table:table-cell>
          <table:table-cell office:value-type="float" office:value="4896186" calcext:value-type="float">
            <text:p>4896186</text:p>
          </table:table-cell>
          <table:table-cell table:number-columns-repeated="4"/>
        </table:table-row>
        <table:table-row table:style-name="ro1">
          <table:table-cell office:value-type="float" office:value="5970425" calcext:value-type="float">
            <text:p>5970425</text:p>
          </table:table-cell>
          <table:table-cell office:value-type="float" office:value="5952815" calcext:value-type="float">
            <text:p>5952815</text:p>
          </table:table-cell>
          <table:table-cell table:number-columns-repeated="4"/>
        </table:table-row>
        <table:table-row table:style-name="ro1">
          <table:table-cell office:value-type="float" office:value="4508640" calcext:value-type="float">
            <text:p>4508640</text:p>
          </table:table-cell>
          <table:table-cell office:value-type="float" office:value="4494220" calcext:value-type="float">
            <text:p>4494220</text:p>
          </table:table-cell>
          <table:table-cell table:number-columns-repeated="4"/>
        </table:table-row>
        <table:table-row table:style-name="ro1">
          <table:table-cell office:value-type="float" office:value="3512742" calcext:value-type="float">
            <text:p>3512742</text:p>
          </table:table-cell>
          <table:table-cell office:value-type="float" office:value="3501992" calcext:value-type="float">
            <text:p>3501992</text:p>
          </table:table-cell>
          <table:table-cell table:number-columns-repeated="4"/>
        </table:table-row>
        <table:table-row table:style-name="ro1">
          <table:table-cell office:value-type="float" office:value="3254437" calcext:value-type="float">
            <text:p>3254437</text:p>
          </table:table-cell>
          <table:table-cell office:value-type="float" office:value="3255517" calcext:value-type="float">
            <text:p>3255517</text:p>
          </table:table-cell>
          <table:table-cell table:number-columns-repeated="4"/>
        </table:table-row>
        <table:table-row table:style-name="ro1">
          <table:table-cell office:value-type="float" office:value="2999263" calcext:value-type="float">
            <text:p>2999263</text:p>
          </table:table-cell>
          <table:table-cell office:value-type="float" office:value="2988642" calcext:value-type="float">
            <text:p>2988642</text:p>
          </table:table-cell>
          <table:table-cell table:number-columns-repeated="4"/>
        </table:table-row>
        <table:table-row table:style-name="ro1">
          <table:table-cell office:value-type="float" office:value="3809747" calcext:value-type="float">
            <text:p>3809747</text:p>
          </table:table-cell>
          <table:table-cell office:value-type="float" office:value="3802917" calcext:value-type="float">
            <text:p>3802917</text:p>
          </table:table-cell>
          <table:table-cell table:number-columns-repeated="4"/>
        </table:table-row>
        <table:table-row table:style-name="ro1">
          <table:table-cell office:value-type="float" office:value="3001933" calcext:value-type="float">
            <text:p>3001933</text:p>
          </table:table-cell>
          <table:table-cell office:value-type="float" office:value="2993023" calcext:value-type="float">
            <text:p>2993023</text:p>
          </table:table-cell>
          <table:table-cell table:number-columns-repeated="4"/>
        </table:table-row>
        <table:table-row table:style-name="ro1">
          <table:table-cell office:value-type="float" office:value="5346483" calcext:value-type="float">
            <text:p>5346483</text:p>
          </table:table-cell>
          <table:table-cell office:value-type="float" office:value="5332993" calcext:value-type="float">
            <text:p>5332993</text:p>
          </table:table-cell>
          <table:table-cell table:number-columns-repeated="4"/>
        </table:table-row>
        <table:table-row table:style-name="ro1">
          <table:table-cell office:value-type="float" office:value="5350663" calcext:value-type="float">
            <text:p>5350663</text:p>
          </table:table-cell>
          <table:table-cell office:value-type="float" office:value="5320094" calcext:value-type="float">
            <text:p>5320094</text:p>
          </table:table-cell>
          <table:table-cell table:number-columns-repeated="4"/>
        </table:table-row>
        <table:table-row table:style-name="ro1">
          <table:table-cell office:value-type="float" office:value="4600001" calcext:value-type="float">
            <text:p>4600001</text:p>
          </table:table-cell>
          <table:table-cell office:value-type="float" office:value="4579650" calcext:value-type="float">
            <text:p>4579650</text:p>
          </table:table-cell>
          <table:table-cell table:number-columns-repeated="4"/>
        </table:table-row>
        <table:table-row table:style-name="ro1">
          <table:table-cell office:value-type="float" office:value="3904259" calcext:value-type="float">
            <text:p>3904259</text:p>
          </table:table-cell>
          <table:table-cell office:value-type="float" office:value="3894329" calcext:value-type="float">
            <text:p>3894329</text:p>
          </table:table-cell>
          <table:table-cell table:number-columns-repeated="4"/>
        </table:table-row>
        <table:table-row table:style-name="ro1">
          <table:table-cell office:value-type="float" office:value="3110265" calcext:value-type="float">
            <text:p>3110265</text:p>
          </table:table-cell>
          <table:table-cell office:value-type="float" office:value="3104464" calcext:value-type="float">
            <text:p>3104464</text:p>
          </table:table-cell>
          <table:table-cell table:number-columns-repeated="4"/>
        </table:table-row>
        <table:table-row table:style-name="ro1">
          <table:table-cell office:value-type="float" office:value="3681435" calcext:value-type="float">
            <text:p>3681435</text:p>
          </table:table-cell>
          <table:table-cell office:value-type="float" office:value="3676954" calcext:value-type="float">
            <text:p>3676954</text:p>
          </table:table-cell>
          <table:table-cell table:number-columns-repeated="4"/>
        </table:table-row>
        <table:table-row table:style-name="ro1">
          <table:table-cell office:value-type="float" office:value="5578238" calcext:value-type="float">
            <text:p>5578238</text:p>
          </table:table-cell>
          <table:table-cell office:value-type="float" office:value="5514747" calcext:value-type="float">
            <text:p>5514747</text:p>
          </table:table-cell>
          <table:table-cell table:number-columns-repeated="4"/>
        </table:table-row>
        <table:table-row table:style-name="ro1">
          <table:table-cell office:value-type="float" office:value="5296523" calcext:value-type="float">
            <text:p>5296523</text:p>
          </table:table-cell>
          <table:table-cell office:value-type="float" office:value="5274962" calcext:value-type="float">
            <text:p>5274962</text:p>
          </table:table-cell>
          <table:table-cell table:number-columns-repeated="4"/>
        </table:table-row>
        <table:table-row table:style-name="ro1">
          <table:table-cell office:value-type="float" office:value="4174774" calcext:value-type="float">
            <text:p>4174774</text:p>
          </table:table-cell>
          <table:table-cell office:value-type="float" office:value="4155774" calcext:value-type="float">
            <text:p>4155774</text:p>
          </table:table-cell>
          <table:table-cell table:number-columns-repeated="4"/>
        </table:table-row>
        <table:table-row table:style-name="ro1">
          <table:table-cell office:value-type="float" office:value="3121025" calcext:value-type="float">
            <text:p>3121025</text:p>
          </table:table-cell>
          <table:table-cell office:value-type="float" office:value="3115385" calcext:value-type="float">
            <text:p>3115385</text:p>
          </table:table-cell>
          <table:table-cell table:number-columns-repeated="4"/>
        </table:table-row>
        <table:table-row table:style-name="ro1">
          <table:table-cell office:value-type="float" office:value="3114344" calcext:value-type="float">
            <text:p>3114344</text:p>
          </table:table-cell>
          <table:table-cell office:value-type="float" office:value="3099675" calcext:value-type="float">
            <text:p>3099675</text:p>
          </table:table-cell>
          <table:table-cell table:number-columns-repeated="4"/>
        </table:table-row>
        <table:table-row table:style-name="ro1">
          <table:table-cell office:value-type="float" office:value="5758871" calcext:value-type="float">
            <text:p>5758871</text:p>
          </table:table-cell>
          <table:table-cell office:value-type="float" office:value="5734801" calcext:value-type="float">
            <text:p>5734801</text:p>
          </table:table-cell>
          <table:table-cell table:number-columns-repeated="4"/>
        </table:table-row>
        <table:table-row table:style-name="ro1">
          <table:table-cell office:value-type="float" office:value="3098615" calcext:value-type="float">
            <text:p>3098615</text:p>
          </table:table-cell>
          <table:table-cell office:value-type="float" office:value="3084924" calcext:value-type="float">
            <text:p>3084924</text:p>
          </table:table-cell>
          <table:table-cell table:number-columns-repeated="4"/>
        </table:table-row>
        <table:table-row table:style-name="ro1">
          <table:table-cell office:value-type="float" office:value="3816087" calcext:value-type="float">
            <text:p>3816087</text:p>
          </table:table-cell>
          <table:table-cell office:value-type="float" office:value="3796937" calcext:value-type="float">
            <text:p>3796937</text:p>
          </table:table-cell>
          <table:table-cell table:number-columns-repeated="4"/>
        </table:table-row>
        <table:table-row table:style-name="ro1">
          <table:table-cell office:value-type="float" office:value="4820264" calcext:value-type="float">
            <text:p>4820264</text:p>
          </table:table-cell>
          <table:table-cell office:value-type="float" office:value="4803624" calcext:value-type="float">
            <text:p>4803624</text:p>
          </table:table-cell>
          <table:table-cell table:number-columns-repeated="4"/>
        </table:table-row>
        <table:table-row table:style-name="ro1">
          <table:table-cell office:value-type="float" office:value="4720603" calcext:value-type="float">
            <text:p>4720603</text:p>
          </table:table-cell>
          <table:table-cell office:value-type="float" office:value="4711653" calcext:value-type="float">
            <text:p>4711653</text:p>
          </table:table-cell>
          <table:table-cell table:number-columns-repeated="4"/>
        </table:table-row>
        <table:table-row table:style-name="ro1">
          <table:table-cell office:value-type="float" office:value="5344964" calcext:value-type="float">
            <text:p>5344964</text:p>
          </table:table-cell>
          <table:table-cell office:value-type="float" office:value="5324324" calcext:value-type="float">
            <text:p>5324324</text:p>
          </table:table-cell>
          <table:table-cell table:number-columns-repeated="4"/>
        </table:table-row>
        <table:table-row table:style-name="ro1">
          <table:table-cell office:value-type="float" office:value="4637821" calcext:value-type="float">
            <text:p>4637821</text:p>
          </table:table-cell>
          <table:table-cell office:value-type="float" office:value="4615001" calcext:value-type="float">
            <text:p>4615001</text:p>
          </table:table-cell>
          <table:table-cell table:number-columns-repeated="4"/>
        </table:table-row>
        <table:table-row table:style-name="ro1">
          <table:table-cell office:value-type="float" office:value="8163863" calcext:value-type="float">
            <text:p>8163863</text:p>
          </table:table-cell>
          <table:table-cell office:value-type="float" office:value="8056192" calcext:value-type="float">
            <text:p>8056192</text:p>
          </table:table-cell>
          <table:table-cell table:number-columns-repeated="4"/>
        </table:table-row>
        <table:table-row table:style-name="ro1">
          <table:table-cell office:value-type="float" office:value="8134812" calcext:value-type="float">
            <text:p>8134812</text:p>
          </table:table-cell>
          <table:table-cell office:value-type="float" office:value="8013230" calcext:value-type="float">
            <text:p>8013230</text:p>
          </table:table-cell>
          <table:table-cell table:number-columns-repeated="4"/>
        </table:table-row>
        <table:table-row table:style-name="ro1">
          <table:table-cell office:value-type="float" office:value="4770794" calcext:value-type="float">
            <text:p>4770794</text:p>
          </table:table-cell>
          <table:table-cell office:value-type="float" office:value="4751274" calcext:value-type="float">
            <text:p>4751274</text:p>
          </table:table-cell>
          <table:table-cell table:number-columns-repeated="4"/>
        </table:table-row>
        <table:table-row table:style-name="ro1">
          <table:table-cell office:value-type="float" office:value="4909827" calcext:value-type="float">
            <text:p>4909827</text:p>
          </table:table-cell>
          <table:table-cell office:value-type="float" office:value="4845665" calcext:value-type="float">
            <text:p>4845665</text:p>
          </table:table-cell>
          <table:table-cell table:number-columns-repeated="4"/>
        </table:table-row>
        <table:table-row table:style-name="ro1">
          <table:table-cell office:value-type="float" office:value="4465998" calcext:value-type="float">
            <text:p>4465998</text:p>
          </table:table-cell>
          <table:table-cell office:value-type="float" office:value="4462588" calcext:value-type="float">
            <text:p>4462588</text:p>
          </table:table-cell>
          <table:table-cell table:number-columns-repeated="4"/>
        </table:table-row>
        <table:table-row table:style-name="ro1">
          <table:table-cell office:value-type="float" office:value="3211896" calcext:value-type="float">
            <text:p>3211896</text:p>
          </table:table-cell>
          <table:table-cell office:value-type="float" office:value="3204826" calcext:value-type="float">
            <text:p>3204826</text:p>
          </table:table-cell>
          <table:table-cell table:number-columns-repeated="4"/>
        </table:table-row>
        <table:table-row table:style-name="ro1">
          <table:table-cell office:value-type="float" office:value="3206066" calcext:value-type="float">
            <text:p>3206066</text:p>
          </table:table-cell>
          <table:table-cell office:value-type="float" office:value="3193506" calcext:value-type="float">
            <text:p>3193506</text:p>
          </table:table-cell>
          <table:table-cell table:number-columns-repeated="4"/>
        </table:table-row>
        <table:table-row table:style-name="ro1">
          <table:table-cell office:value-type="float" office:value="3208976" calcext:value-type="float">
            <text:p>3208976</text:p>
          </table:table-cell>
          <table:table-cell office:value-type="float" office:value="3198136" calcext:value-type="float">
            <text:p>3198136</text:p>
          </table:table-cell>
          <table:table-cell table:number-columns-repeated="4"/>
        </table:table-row>
        <table:table-row table:style-name="ro1">
          <table:table-cell office:value-type="float" office:value="3863898" calcext:value-type="float">
            <text:p>3863898</text:p>
          </table:table-cell>
          <table:table-cell office:value-type="float" office:value="3858677" calcext:value-type="float">
            <text:p>3858677</text:p>
          </table:table-cell>
          <table:table-cell table:number-columns-repeated="4"/>
        </table:table-row>
        <table:table-row table:style-name="ro1">
          <table:table-cell office:value-type="float" office:value="3831997" calcext:value-type="float">
            <text:p>3831997</text:p>
          </table:table-cell>
          <table:table-cell office:value-type="float" office:value="3818617" calcext:value-type="float">
            <text:p>3818617</text:p>
          </table:table-cell>
          <table:table-cell table:number-columns-repeated="4"/>
        </table:table-row>
        <table:table-row table:style-name="ro1">
          <table:table-cell office:value-type="float" office:value="4558410" calcext:value-type="float">
            <text:p>4558410</text:p>
          </table:table-cell>
          <table:table-cell office:value-type="float" office:value="4536570" calcext:value-type="float">
            <text:p>4536570</text:p>
          </table:table-cell>
          <table:table-cell table:number-columns-repeated="4"/>
        </table:table-row>
        <table:table-row table:style-name="ro1">
          <table:table-cell office:value-type="float" office:value="5179221" calcext:value-type="float">
            <text:p>5179221</text:p>
          </table:table-cell>
          <table:table-cell office:value-type="float" office:value="5164671" calcext:value-type="float">
            <text:p>5164671</text:p>
          </table:table-cell>
          <table:table-cell table:number-columns-repeated="4"/>
        </table:table-row>
        <table:table-row table:style-name="ro1">
          <table:table-cell office:value-type="float" office:value="5565248" calcext:value-type="float">
            <text:p>5565248</text:p>
          </table:table-cell>
          <table:table-cell office:value-type="float" office:value="5545327" calcext:value-type="float">
            <text:p>5545327</text:p>
          </table:table-cell>
          <table:table-cell table:number-columns-repeated="4"/>
        </table:table-row>
        <table:table-row table:style-name="ro1">
          <table:table-cell office:value-type="float" office:value="8819595" calcext:value-type="float">
            <text:p>8819595</text:p>
          </table:table-cell>
          <table:table-cell office:value-type="float" office:value="8793115" calcext:value-type="float">
            <text:p>8793115</text:p>
          </table:table-cell>
          <table:table-cell table:number-columns-repeated="4"/>
        </table:table-row>
        <table:table-row table:style-name="ro1">
          <table:table-cell office:value-type="float" office:value="9427206" calcext:value-type="float">
            <text:p>9427206</text:p>
          </table:table-cell>
          <table:table-cell office:value-type="float" office:value="9444856" calcext:value-type="float">
            <text:p>9444856</text:p>
          </table:table-cell>
          <table:table-cell table:number-columns-repeated="4"/>
        </table:table-row>
        <table:table-row table:style-name="ro1">
          <table:table-cell office:value-type="float" office:value="5712380" calcext:value-type="float">
            <text:p>5712380</text:p>
          </table:table-cell>
          <table:table-cell office:value-type="float" office:value="5719150" calcext:value-type="float">
            <text:p>5719150</text:p>
          </table:table-cell>
          <table:table-cell table:number-columns-repeated="4"/>
        </table:table-row>
        <table:table-row table:style-name="ro1">
          <table:table-cell office:value-type="float" office:value="4669092" calcext:value-type="float">
            <text:p>4669092</text:p>
          </table:table-cell>
          <table:table-cell office:value-type="float" office:value="4656252" calcext:value-type="float">
            <text:p>4656252</text:p>
          </table:table-cell>
          <table:table-cell table:number-columns-repeated="4"/>
        </table:table-row>
        <table:table-row table:style-name="ro1">
          <table:table-cell office:value-type="float" office:value="4642442" calcext:value-type="float">
            <text:p>4642442</text:p>
          </table:table-cell>
          <table:table-cell office:value-type="float" office:value="4660583" calcext:value-type="float">
            <text:p>4660583</text:p>
          </table:table-cell>
          <table:table-cell table:number-columns-repeated="4"/>
        </table:table-row>
        <table:table-row table:style-name="ro1">
          <table:table-cell office:value-type="float" office:value="4589291" calcext:value-type="float">
            <text:p>4589291</text:p>
          </table:table-cell>
          <table:table-cell office:value-type="float" office:value="4571500" calcext:value-type="float">
            <text:p>4571500</text:p>
          </table:table-cell>
          <table:table-cell table:number-columns-repeated="4"/>
        </table:table-row>
        <table:table-row table:style-name="ro1">
          <table:table-cell office:value-type="float" office:value="3608323" calcext:value-type="float">
            <text:p>3608323</text:p>
          </table:table-cell>
          <table:table-cell office:value-type="float" office:value="3592163" calcext:value-type="float">
            <text:p>3592163</text:p>
          </table:table-cell>
          <table:table-cell table:number-columns-repeated="4"/>
        </table:table-row>
        <table:table-row table:style-name="ro1">
          <table:table-cell office:value-type="float" office:value="3603714" calcext:value-type="float">
            <text:p>3603714</text:p>
          </table:table-cell>
          <table:table-cell office:value-type="float" office:value="3587963" calcext:value-type="float">
            <text:p>3587963</text:p>
          </table:table-cell>
          <table:table-cell table:number-columns-repeated="4"/>
        </table:table-row>
        <table:table-row table:style-name="ro1">
          <table:table-cell office:value-type="float" office:value="3900779" calcext:value-type="float">
            <text:p>3900779</text:p>
          </table:table-cell>
          <table:table-cell office:value-type="float" office:value="3882819" calcext:value-type="float">
            <text:p>3882819</text:p>
          </table:table-cell>
          <table:table-cell table:number-columns-repeated="4"/>
        </table:table-row>
        <table:table-row table:style-name="ro1">
          <table:table-cell office:value-type="float" office:value="3582484" calcext:value-type="float">
            <text:p>3582484</text:p>
          </table:table-cell>
          <table:table-cell office:value-type="float" office:value="3573053" calcext:value-type="float">
            <text:p>3573053</text:p>
          </table:table-cell>
          <table:table-cell table:number-columns-repeated="4"/>
        </table:table-row>
        <table:table-row table:style-name="ro1">
          <table:table-cell office:value-type="float" office:value="3574753" calcext:value-type="float">
            <text:p>3574753</text:p>
          </table:table-cell>
          <table:table-cell office:value-type="float" office:value="3561422" calcext:value-type="float">
            <text:p>3561422</text:p>
          </table:table-cell>
          <table:table-cell table:number-columns-repeated="4"/>
        </table:table-row>
        <table:table-row table:style-name="ro1">
          <table:table-cell office:value-type="float" office:value="3694905" calcext:value-type="float">
            <text:p>3694905</text:p>
          </table:table-cell>
          <table:table-cell office:value-type="float" office:value="3673644" calcext:value-type="float">
            <text:p>3673644</text:p>
          </table:table-cell>
          <table:table-cell table:number-columns-repeated="4"/>
        </table:table-row>
        <table:table-row table:style-name="ro1">
          <table:table-cell office:value-type="float" office:value="5889953" calcext:value-type="float">
            <text:p>5889953</text:p>
          </table:table-cell>
          <table:table-cell office:value-type="float" office:value="5873353" calcext:value-type="float">
            <text:p>5873353</text:p>
          </table:table-cell>
          <table:table-cell table:number-columns-repeated="4"/>
        </table:table-row>
        <table:table-row table:style-name="ro1">
          <table:table-cell office:value-type="float" office:value="5393825" calcext:value-type="float">
            <text:p>5393825</text:p>
          </table:table-cell>
          <table:table-cell office:value-type="float" office:value="5372584" calcext:value-type="float">
            <text:p>5372584</text:p>
          </table:table-cell>
          <table:table-cell table:number-columns-repeated="4"/>
        </table:table-row>
        <table:table-row table:style-name="ro1">
          <table:table-cell office:value-type="float" office:value="5660219" calcext:value-type="float">
            <text:p>5660219</text:p>
          </table:table-cell>
          <table:table-cell office:value-type="float" office:value="5634879" calcext:value-type="float">
            <text:p>5634879</text:p>
          </table:table-cell>
          <table:table-cell table:number-columns-repeated="4"/>
        </table:table-row>
        <table:table-row table:style-name="ro1">
          <table:table-cell office:value-type="float" office:value="5669619" calcext:value-type="float">
            <text:p>5669619</text:p>
          </table:table-cell>
          <table:table-cell office:value-type="float" office:value="5647330" calcext:value-type="float">
            <text:p>5647330</text:p>
          </table:table-cell>
          <table:table-cell table:number-columns-repeated="4"/>
        </table:table-row>
        <table:table-row table:style-name="ro1">
          <table:table-cell office:value-type="float" office:value="3817038" calcext:value-type="float">
            <text:p>3817038</text:p>
          </table:table-cell>
          <table:table-cell office:value-type="float" office:value="3806068" calcext:value-type="float">
            <text:p>3806068</text:p>
          </table:table-cell>
          <table:table-cell table:number-columns-repeated="4"/>
        </table:table-row>
        <table:table-row table:style-name="ro1">
          <table:table-cell office:value-type="float" office:value="3559333" calcext:value-type="float">
            <text:p>3559333</text:p>
          </table:table-cell>
          <table:table-cell office:value-type="float" office:value="3550512" calcext:value-type="float">
            <text:p>3550512</text:p>
          </table:table-cell>
          <table:table-cell table:number-columns-repeated="4"/>
        </table:table-row>
        <table:table-row table:style-name="ro1">
          <table:table-cell office:value-type="float" office:value="4384646" calcext:value-type="float">
            <text:p>4384646</text:p>
          </table:table-cell>
          <table:table-cell office:value-type="float" office:value="4368937" calcext:value-type="float">
            <text:p>4368937</text:p>
          </table:table-cell>
          <table:table-cell table:number-columns-repeated="4"/>
        </table:table-row>
        <table:table-row table:style-name="ro1">
          <table:table-cell office:value-type="float" office:value="4237235" calcext:value-type="float">
            <text:p>4237235</text:p>
          </table:table-cell>
          <table:table-cell office:value-type="float" office:value="4226825" calcext:value-type="float">
            <text:p>4226825</text:p>
          </table:table-cell>
          <table:table-cell table:number-columns-repeated="4"/>
        </table:table-row>
        <table:table-row table:style-name="ro1">
          <table:table-cell office:value-type="float" office:value="3351328" calcext:value-type="float">
            <text:p>3351328</text:p>
          </table:table-cell>
          <table:table-cell office:value-type="float" office:value="3341939" calcext:value-type="float">
            <text:p>3341939</text:p>
          </table:table-cell>
          <table:table-cell table:number-columns-repeated="4"/>
        </table:table-row>
        <table:table-row table:style-name="ro1">
          <table:table-cell office:value-type="float" office:value="3997221" calcext:value-type="float">
            <text:p>3997221</text:p>
          </table:table-cell>
          <table:table-cell office:value-type="float" office:value="3989640" calcext:value-type="float">
            <text:p>3989640</text:p>
          </table:table-cell>
          <table:table-cell table:number-columns-repeated="4"/>
        </table:table-row>
        <table:table-row table:style-name="ro1">
          <table:table-cell office:value-type="float" office:value="3868638" calcext:value-type="float">
            <text:p>3868638</text:p>
          </table:table-cell>
          <table:table-cell office:value-type="float" office:value="3857148" calcext:value-type="float">
            <text:p>3857148</text:p>
          </table:table-cell>
          <table:table-cell table:number-columns-repeated="4"/>
        </table:table-row>
        <table:table-row table:style-name="ro1">
          <table:table-cell office:value-type="float" office:value="3833587" calcext:value-type="float">
            <text:p>3833587</text:p>
          </table:table-cell>
          <table:table-cell office:value-type="float" office:value="3823768" calcext:value-type="float">
            <text:p>3823768</text:p>
          </table:table-cell>
          <table:table-cell table:number-columns-repeated="4"/>
        </table:table-row>
        <table:table-row table:style-name="ro1">
          <table:table-cell office:value-type="float" office:value="3487311" calcext:value-type="float">
            <text:p>3487311</text:p>
          </table:table-cell>
          <table:table-cell office:value-type="float" office:value="3483582" calcext:value-type="float">
            <text:p>3483582</text:p>
          </table:table-cell>
          <table:table-cell table:number-columns-repeated="4"/>
        </table:table-row>
        <table:table-row table:style-name="ro1">
          <table:table-cell office:value-type="float" office:value="4023321" calcext:value-type="float">
            <text:p>4023321</text:p>
          </table:table-cell>
          <table:table-cell office:value-type="float" office:value="4010431" calcext:value-type="float">
            <text:p>4010431</text:p>
          </table:table-cell>
          <table:table-cell table:number-columns-repeated="4"/>
        </table:table-row>
        <table:table-row table:style-name="ro1">
          <table:table-cell office:value-type="float" office:value="4544180" calcext:value-type="float">
            <text:p>4544180</text:p>
          </table:table-cell>
          <table:table-cell office:value-type="float" office:value="4522120" calcext:value-type="float">
            <text:p>4522120</text:p>
          </table:table-cell>
          <table:table-cell table:number-columns-repeated="4"/>
        </table:table-row>
        <table:table-row table:style-name="ro1">
          <table:table-cell office:value-type="float" office:value="6569235" calcext:value-type="float">
            <text:p>6569235</text:p>
          </table:table-cell>
          <table:table-cell office:value-type="float" office:value="6610196" calcext:value-type="float">
            <text:p>6610196</text:p>
          </table:table-cell>
          <table:table-cell table:number-columns-repeated="4"/>
        </table:table-row>
        <table:table-row table:style-name="ro1">
          <table:table-cell office:value-type="float" office:value="7067255" calcext:value-type="float">
            <text:p>7067255</text:p>
          </table:table-cell>
          <table:table-cell office:value-type="float" office:value="7058954" calcext:value-type="float">
            <text:p>7058954</text:p>
          </table:table-cell>
          <table:table-cell table:number-columns-repeated="4"/>
        </table:table-row>
        <table:table-row table:style-name="ro1">
          <table:table-cell office:value-type="float" office:value="5196361" calcext:value-type="float">
            <text:p>5196361</text:p>
          </table:table-cell>
          <table:table-cell office:value-type="float" office:value="5191421" calcext:value-type="float">
            <text:p>5191421</text:p>
          </table:table-cell>
          <table:table-cell table:number-columns-repeated="4"/>
        </table:table-row>
        <table:table-row table:style-name="ro1">
          <table:table-cell office:value-type="float" office:value="3150125" calcext:value-type="float">
            <text:p>3150125</text:p>
          </table:table-cell>
          <table:table-cell office:value-type="float" office:value="3136565" calcext:value-type="float">
            <text:p>3136565</text:p>
          </table:table-cell>
          <table:table-cell table:number-columns-repeated="4"/>
        </table:table-row>
        <table:table-row table:style-name="ro1">
          <table:table-cell office:value-type="float" office:value="3111175" calcext:value-type="float">
            <text:p>3111175</text:p>
          </table:table-cell>
          <table:table-cell office:value-type="float" office:value="3108305" calcext:value-type="float">
            <text:p>3108305</text:p>
          </table:table-cell>
          <table:table-cell table:number-columns-repeated="4"/>
        </table:table-row>
        <table:table-row table:style-name="ro1">
          <table:table-cell office:value-type="float" office:value="3098785" calcext:value-type="float">
            <text:p>3098785</text:p>
          </table:table-cell>
          <table:table-cell office:value-type="float" office:value="3095585" calcext:value-type="float">
            <text:p>3095585</text:p>
          </table:table-cell>
          <table:table-cell table:number-columns-repeated="4"/>
        </table:table-row>
        <table:table-row table:style-name="ro1">
          <table:table-cell office:value-type="float" office:value="4111192" calcext:value-type="float">
            <text:p>4111192</text:p>
          </table:table-cell>
          <table:table-cell office:value-type="float" office:value="4115622" calcext:value-type="float">
            <text:p>4115622</text:p>
          </table:table-cell>
          <table:table-cell table:number-columns-repeated="4"/>
        </table:table-row>
        <table:table-row table:style-name="ro1">
          <table:table-cell office:value-type="float" office:value="5027599" calcext:value-type="float">
            <text:p>5027599</text:p>
          </table:table-cell>
          <table:table-cell office:value-type="float" office:value="5003818" calcext:value-type="float">
            <text:p>5003818</text:p>
          </table:table-cell>
          <table:table-cell table:number-columns-repeated="4"/>
        </table:table-row>
        <table:table-row table:style-name="ro1">
          <table:table-cell office:value-type="float" office:value="4004990" calcext:value-type="float">
            <text:p>4004990</text:p>
          </table:table-cell>
          <table:table-cell office:value-type="float" office:value="3985491" calcext:value-type="float">
            <text:p>3985491</text:p>
          </table:table-cell>
          <table:table-cell table:number-columns-repeated="4"/>
        </table:table-row>
        <table:table-row table:style-name="ro1">
          <table:table-cell office:value-type="float" office:value="3005663" calcext:value-type="float">
            <text:p>3005663</text:p>
          </table:table-cell>
          <table:table-cell office:value-type="float" office:value="3002613" calcext:value-type="float">
            <text:p>3002613</text:p>
          </table:table-cell>
          <table:table-cell table:number-columns-repeated="4"/>
        </table:table-row>
        <table:table-row table:style-name="ro1">
          <table:table-cell office:value-type="float" office:value="3030954" calcext:value-type="float">
            <text:p>3030954</text:p>
          </table:table-cell>
          <table:table-cell office:value-type="float" office:value="3018713" calcext:value-type="float">
            <text:p>3018713</text:p>
          </table:table-cell>
          <table:table-cell table:number-columns-repeated="4"/>
        </table:table-row>
        <table:table-row table:style-name="ro1">
          <table:table-cell office:value-type="float" office:value="3116165" calcext:value-type="float">
            <text:p>3116165</text:p>
          </table:table-cell>
          <table:table-cell office:value-type="float" office:value="3107515" calcext:value-type="float">
            <text:p>3107515</text:p>
          </table:table-cell>
          <table:table-cell table:number-columns-repeated="4"/>
        </table:table-row>
        <table:table-row table:style-name="ro1">
          <table:table-cell office:value-type="float" office:value="3842468" calcext:value-type="float">
            <text:p>3842468</text:p>
          </table:table-cell>
          <table:table-cell office:value-type="float" office:value="3828857" calcext:value-type="float">
            <text:p>3828857</text:p>
          </table:table-cell>
          <table:table-cell table:number-columns-repeated="4"/>
        </table:table-row>
        <table:table-row table:style-name="ro1">
          <table:table-cell office:value-type="float" office:value="5154091" calcext:value-type="float">
            <text:p>5154091</text:p>
          </table:table-cell>
          <table:table-cell office:value-type="float" office:value="5149500" calcext:value-type="float">
            <text:p>5149500</text:p>
          </table:table-cell>
          <table:table-cell table:number-columns-repeated="4"/>
        </table:table-row>
        <table:table-row table:style-name="ro1">
          <table:table-cell office:value-type="float" office:value="5661320" calcext:value-type="float">
            <text:p>5661320</text:p>
          </table:table-cell>
          <table:table-cell office:value-type="float" office:value="5634799" calcext:value-type="float">
            <text:p>5634799</text:p>
          </table:table-cell>
          <table:table-cell table:number-columns-repeated="4"/>
        </table:table-row>
        <table:table-row table:style-name="ro1">
          <table:table-cell office:value-type="float" office:value="10136348" calcext:value-type="float">
            <text:p>10136348</text:p>
          </table:table-cell>
          <table:table-cell office:value-type="float" office:value="10059116" calcext:value-type="float">
            <text:p>10059116</text:p>
          </table:table-cell>
          <table:table-cell table:number-columns-repeated="4"/>
        </table:table-row>
        <table:table-row table:style-name="ro1">
          <table:table-cell office:value-type="float" office:value="8625141" calcext:value-type="float">
            <text:p>8625141</text:p>
          </table:table-cell>
          <table:table-cell office:value-type="float" office:value="8590111" calcext:value-type="float">
            <text:p>8590111</text:p>
          </table:table-cell>
          <table:table-cell table:number-columns-repeated="4"/>
        </table:table-row>
        <table:table-row table:style-name="ro1">
          <table:table-cell office:value-type="float" office:value="3555202" calcext:value-type="float">
            <text:p>3555202</text:p>
          </table:table-cell>
          <table:table-cell office:value-type="float" office:value="3552493" calcext:value-type="float">
            <text:p>3552493</text:p>
          </table:table-cell>
          <table:table-cell table:number-columns-repeated="4"/>
        </table:table-row>
        <table:table-row table:style-name="ro1">
          <table:table-cell office:value-type="float" office:value="3251907" calcext:value-type="float">
            <text:p>3251907</text:p>
          </table:table-cell>
          <table:table-cell office:value-type="float" office:value="3235697" calcext:value-type="float">
            <text:p>3235697</text:p>
          </table:table-cell>
          <table:table-cell table:number-columns-repeated="4"/>
        </table:table-row>
        <table:table-row table:style-name="ro1">
          <table:table-cell office:value-type="float" office:value="3309478" calcext:value-type="float">
            <text:p>3309478</text:p>
          </table:table-cell>
          <table:table-cell office:value-type="float" office:value="3302638" calcext:value-type="float">
            <text:p>3302638</text:p>
          </table:table-cell>
          <table:table-cell table:number-columns-repeated="4"/>
        </table:table-row>
        <table:table-row table:style-name="ro1">
          <table:table-cell office:value-type="float" office:value="5029868" calcext:value-type="float">
            <text:p>5029868</text:p>
          </table:table-cell>
          <table:table-cell office:value-type="float" office:value="5007358" calcext:value-type="float">
            <text:p>5007358</text:p>
          </table:table-cell>
          <table:table-cell table:number-columns-repeated="4"/>
        </table:table-row>
        <table:table-row table:style-name="ro1">
          <table:table-cell office:value-type="float" office:value="4798694" calcext:value-type="float">
            <text:p>4798694</text:p>
          </table:table-cell>
          <table:table-cell office:value-type="float" office:value="4787964" calcext:value-type="float">
            <text:p>4787964</text:p>
          </table:table-cell>
          <table:table-cell table:number-columns-repeated="4"/>
        </table:table-row>
        <table:table-row table:style-name="ro1">
          <table:table-cell office:value-type="float" office:value="3778096" calcext:value-type="float">
            <text:p>3778096</text:p>
          </table:table-cell>
          <table:table-cell office:value-type="float" office:value="3772267" calcext:value-type="float">
            <text:p>3772267</text:p>
          </table:table-cell>
          <table:table-cell table:number-columns-repeated="4"/>
        </table:table-row>
        <table:table-row table:style-name="ro1">
          <table:table-cell office:value-type="float" office:value="3328669" calcext:value-type="float">
            <text:p>3328669</text:p>
          </table:table-cell>
          <table:table-cell office:value-type="float" office:value="3315328" calcext:value-type="float">
            <text:p>3315328</text:p>
          </table:table-cell>
          <table:table-cell table:number-columns-repeated="4"/>
        </table:table-row>
        <table:table-row table:style-name="ro1">
          <table:table-cell office:value-type="float" office:value="3380719" calcext:value-type="float">
            <text:p>3380719</text:p>
          </table:table-cell>
          <table:table-cell office:value-type="float" office:value="3368189" calcext:value-type="float">
            <text:p>3368189</text:p>
          </table:table-cell>
          <table:table-cell table:number-columns-repeated="4"/>
        </table:table-row>
        <table:table-row table:style-name="ro1">
          <table:table-cell office:value-type="float" office:value="3968950" calcext:value-type="float">
            <text:p>3968950</text:p>
          </table:table-cell>
          <table:table-cell office:value-type="float" office:value="3953200" calcext:value-type="float">
            <text:p>3953200</text:p>
          </table:table-cell>
          <table:table-cell table:number-columns-repeated="4"/>
        </table:table-row>
        <table:table-row table:style-name="ro1">
          <table:table-cell office:value-type="float" office:value="5087419" calcext:value-type="float">
            <text:p>5087419</text:p>
          </table:table-cell>
          <table:table-cell office:value-type="float" office:value="5104739" calcext:value-type="float">
            <text:p>5104739</text:p>
          </table:table-cell>
          <table:table-cell table:number-columns-repeated="4"/>
        </table:table-row>
        <table:table-row table:style-name="ro1">
          <table:table-cell office:value-type="float" office:value="5661570" calcext:value-type="float">
            <text:p>5661570</text:p>
          </table:table-cell>
          <table:table-cell office:value-type="float" office:value="5722451" calcext:value-type="float">
            <text:p>5722451</text:p>
          </table:table-cell>
          <table:table-cell table:number-columns-repeated="4"/>
        </table:table-row>
        <table:table-row table:style-name="ro1">
          <table:table-cell office:value-type="float" office:value="5754991" calcext:value-type="float">
            <text:p>5754991</text:p>
          </table:table-cell>
          <table:table-cell office:value-type="float" office:value="5750861" calcext:value-type="float">
            <text:p>5750861</text:p>
          </table:table-cell>
          <table:table-cell table:number-columns-repeated="4"/>
        </table:table-row>
        <table:table-row table:style-name="ro1">
          <table:table-cell office:value-type="float" office:value="4436488" calcext:value-type="float">
            <text:p>4436488</text:p>
          </table:table-cell>
          <table:table-cell office:value-type="float" office:value="4414587" calcext:value-type="float">
            <text:p>4414587</text:p>
          </table:table-cell>
          <table:table-cell table:number-columns-repeated="4"/>
        </table:table-row>
        <table:table-row table:style-name="ro1">
          <table:table-cell office:value-type="float" office:value="4800115" calcext:value-type="float">
            <text:p>4800115</text:p>
          </table:table-cell>
          <table:table-cell office:value-type="float" office:value="4796674" calcext:value-type="float">
            <text:p>4796674</text:p>
          </table:table-cell>
          <table:table-cell table:number-columns-repeated="4"/>
        </table:table-row>
        <table:table-row table:style-name="ro1">
          <table:table-cell office:value-type="float" office:value="4202383" calcext:value-type="float">
            <text:p>4202383</text:p>
          </table:table-cell>
          <table:table-cell office:value-type="float" office:value="4202544" calcext:value-type="float">
            <text:p>4202544</text:p>
          </table:table-cell>
          <table:table-cell table:number-columns-repeated="4"/>
        </table:table-row>
        <table:table-row table:style-name="ro1">
          <table:table-cell office:value-type="float" office:value="3383300" calcext:value-type="float">
            <text:p>3383300</text:p>
          </table:table-cell>
          <table:table-cell office:value-type="float" office:value="3372929" calcext:value-type="float">
            <text:p>3372929</text:p>
          </table:table-cell>
          <table:table-cell table:number-columns-repeated="4"/>
        </table:table-row>
        <table:table-row table:style-name="ro1">
          <table:table-cell office:value-type="float" office:value="4084941" calcext:value-type="float">
            <text:p>4084941</text:p>
          </table:table-cell>
          <table:table-cell office:value-type="float" office:value="4083651" calcext:value-type="float">
            <text:p>4083651</text:p>
          </table:table-cell>
          <table:table-cell table:number-columns-repeated="4"/>
        </table:table-row>
        <table:table-row table:style-name="ro1">
          <table:table-cell office:value-type="float" office:value="5199552" calcext:value-type="float">
            <text:p>5199552</text:p>
          </table:table-cell>
          <table:table-cell office:value-type="float" office:value="5185791" calcext:value-type="float">
            <text:p>5185791</text:p>
          </table:table-cell>
          <table:table-cell table:number-columns-repeated="4"/>
        </table:table-row>
        <table:table-row table:style-name="ro1">
          <table:table-cell office:value-type="float" office:value="4286115" calcext:value-type="float">
            <text:p>4286115</text:p>
          </table:table-cell>
          <table:table-cell office:value-type="float" office:value="4268734" calcext:value-type="float">
            <text:p>4268734</text:p>
          </table:table-cell>
          <table:table-cell table:number-columns-repeated="4"/>
        </table:table-row>
        <table:table-row table:style-name="ro1">
          <table:table-cell office:value-type="float" office:value="3455841" calcext:value-type="float">
            <text:p>3455841</text:p>
          </table:table-cell>
          <table:table-cell office:value-type="float" office:value="3440600" calcext:value-type="float">
            <text:p>3440600</text:p>
          </table:table-cell>
          <table:table-cell table:number-columns-repeated="4"/>
        </table:table-row>
        <table:table-row table:style-name="ro1">
          <table:table-cell office:value-type="float" office:value="3422070" calcext:value-type="float">
            <text:p>3422070</text:p>
          </table:table-cell>
          <table:table-cell office:value-type="float" office:value="3409610" calcext:value-type="float">
            <text:p>3409610</text:p>
          </table:table-cell>
          <table:table-cell table:number-columns-repeated="4"/>
        </table:table-row>
        <table:table-row table:style-name="ro1">
          <table:table-cell office:value-type="float" office:value="4148393" calcext:value-type="float">
            <text:p>4148393</text:p>
          </table:table-cell>
          <table:table-cell office:value-type="float" office:value="4137113" calcext:value-type="float">
            <text:p>4137113</text:p>
          </table:table-cell>
          <table:table-cell table:number-columns-repeated="4"/>
        </table:table-row>
        <table:table-row table:style-name="ro1">
          <table:table-cell office:value-type="float" office:value="4673653" calcext:value-type="float">
            <text:p>4673653</text:p>
          </table:table-cell>
          <table:table-cell office:value-type="float" office:value="4655442" calcext:value-type="float">
            <text:p>4655442</text:p>
          </table:table-cell>
          <table:table-cell table:number-columns-repeated="4"/>
        </table:table-row>
        <table:table-row table:style-name="ro1">
          <table:table-cell office:value-type="float" office:value="4501249" calcext:value-type="float">
            <text:p>4501249</text:p>
          </table:table-cell>
          <table:table-cell office:value-type="float" office:value="4492019" calcext:value-type="float">
            <text:p>4492019</text:p>
          </table:table-cell>
          <table:table-cell table:number-columns-repeated="4"/>
        </table:table-row>
        <table:table-row table:style-name="ro1">
          <table:table-cell office:value-type="float" office:value="3618984" calcext:value-type="float">
            <text:p>3618984</text:p>
          </table:table-cell>
          <table:table-cell office:value-type="float" office:value="3623874" calcext:value-type="float">
            <text:p>3623874</text:p>
          </table:table-cell>
          <table:table-cell table:number-columns-repeated="4"/>
        </table:table-row>
        <table:table-row table:style-name="ro1">
          <table:table-cell office:value-type="float" office:value="4080961" calcext:value-type="float">
            <text:p>4080961</text:p>
          </table:table-cell>
          <table:table-cell office:value-type="float" office:value="4072172" calcext:value-type="float">
            <text:p>4072172</text:p>
          </table:table-cell>
          <table:table-cell table:number-columns-repeated="4"/>
        </table:table-row>
        <table:table-row table:style-name="ro1">
          <table:table-cell office:value-type="float" office:value="4721823" calcext:value-type="float">
            <text:p>4721823</text:p>
          </table:table-cell>
          <table:table-cell office:value-type="float" office:value="4700333" calcext:value-type="float">
            <text:p>4700333</text:p>
          </table:table-cell>
          <table:table-cell table:number-columns-repeated="4"/>
        </table:table-row>
        <table:table-row table:style-name="ro1">
          <table:table-cell office:value-type="float" office:value="4921307" calcext:value-type="float">
            <text:p>4921307</text:p>
          </table:table-cell>
          <table:table-cell office:value-type="float" office:value="4918597" calcext:value-type="float">
            <text:p>4918597</text:p>
          </table:table-cell>
          <table:table-cell table:number-columns-repeated="4"/>
        </table:table-row>
        <table:table-row table:style-name="ro1">
          <table:table-cell office:value-type="float" office:value="3800137" calcext:value-type="float">
            <text:p>3800137</text:p>
          </table:table-cell>
          <table:table-cell office:value-type="float" office:value="3803886" calcext:value-type="float">
            <text:p>3803886</text:p>
          </table:table-cell>
          <table:table-cell table:number-columns-repeated="4"/>
        </table:table-row>
        <table:table-row table:style-name="ro1">
          <table:table-cell office:value-type="float" office:value="3647544" calcext:value-type="float">
            <text:p>3647544</text:p>
          </table:table-cell>
          <table:table-cell office:value-type="float" office:value="3630134" calcext:value-type="float">
            <text:p>3630134</text:p>
          </table:table-cell>
          <table:table-cell table:number-columns-repeated="4"/>
        </table:table-row>
        <table:table-row table:style-name="ro1">
          <table:table-cell office:value-type="float" office:value="3611993" calcext:value-type="float">
            <text:p>3611993</text:p>
          </table:table-cell>
          <table:table-cell office:value-type="float" office:value="3592793" calcext:value-type="float">
            <text:p>3592793</text:p>
          </table:table-cell>
          <table:table-cell table:number-columns-repeated="4"/>
        </table:table-row>
        <table:table-row table:style-name="ro1">
          <table:table-cell office:value-type="float" office:value="3524423" calcext:value-type="float">
            <text:p>3524423</text:p>
          </table:table-cell>
          <table:table-cell office:value-type="float" office:value="3522642" calcext:value-type="float">
            <text:p>3522642</text:p>
          </table:table-cell>
          <table:table-cell table:number-columns-repeated="4"/>
        </table:table-row>
        <table:table-row table:style-name="ro1">
          <table:table-cell office:value-type="float" office:value="4181483" calcext:value-type="float">
            <text:p>4181483</text:p>
          </table:table-cell>
          <table:table-cell office:value-type="float" office:value="4175653" calcext:value-type="float">
            <text:p>4175653</text:p>
          </table:table-cell>
          <table:table-cell table:number-columns-repeated="4"/>
        </table:table-row>
        <table:table-row table:style-name="ro1">
          <table:table-cell office:value-type="float" office:value="4358397" calcext:value-type="float">
            <text:p>4358397</text:p>
          </table:table-cell>
          <table:table-cell office:value-type="float" office:value="4320676" calcext:value-type="float">
            <text:p>4320676</text:p>
          </table:table-cell>
          <table:table-cell table:number-columns-repeated="4"/>
        </table:table-row>
        <table:table-row table:style-name="ro1">
          <table:table-cell office:value-type="float" office:value="8488150" calcext:value-type="float">
            <text:p>8488150</text:p>
          </table:table-cell>
          <table:table-cell office:value-type="float" office:value="8418957" calcext:value-type="float">
            <text:p>8418957</text:p>
          </table:table-cell>
          <table:table-cell table:number-columns-repeated="4"/>
        </table:table-row>
        <table:table-row table:style-name="ro1">
          <table:table-cell office:value-type="float" office:value="8876365" calcext:value-type="float">
            <text:p>8876365</text:p>
          </table:table-cell>
          <table:table-cell office:value-type="float" office:value="8898827" calcext:value-type="float">
            <text:p>8898827</text:p>
          </table:table-cell>
          <table:table-cell table:number-columns-repeated="4"/>
        </table:table-row>
        <table:table-row table:style-name="ro1">
          <table:table-cell office:value-type="float" office:value="4560130" calcext:value-type="float">
            <text:p>4560130</text:p>
          </table:table-cell>
          <table:table-cell office:value-type="float" office:value="4532309" calcext:value-type="float">
            <text:p>4532309</text:p>
          </table:table-cell>
          <table:table-cell table:number-columns-repeated="4"/>
        </table:table-row>
        <table:table-row table:style-name="ro1">
          <table:table-cell office:value-type="float" office:value="3830627" calcext:value-type="float">
            <text:p>3830627</text:p>
          </table:table-cell>
          <table:table-cell office:value-type="float" office:value="3821428" calcext:value-type="float">
            <text:p>3821428</text:p>
          </table:table-cell>
          <table:table-cell table:number-columns-repeated="4"/>
        </table:table-row>
        <table:table-row table:style-name="ro1">
          <table:table-cell office:value-type="float" office:value="3369599" calcext:value-type="float">
            <text:p>3369599</text:p>
          </table:table-cell>
          <table:table-cell office:value-type="float" office:value="3363179" calcext:value-type="float">
            <text:p>3363179</text:p>
          </table:table-cell>
          <table:table-cell table:number-columns-repeated="4"/>
        </table:table-row>
        <table:table-row table:style-name="ro1">
          <table:table-cell office:value-type="float" office:value="4235695" calcext:value-type="float">
            <text:p>4235695</text:p>
          </table:table-cell>
          <table:table-cell office:value-type="float" office:value="4216284" calcext:value-type="float">
            <text:p>4216284</text:p>
          </table:table-cell>
          <table:table-cell table:number-columns-repeated="4"/>
        </table:table-row>
        <table:table-row table:style-name="ro1">
          <table:table-cell office:value-type="float" office:value="5254622" calcext:value-type="float">
            <text:p>5254622</text:p>
          </table:table-cell>
          <table:table-cell office:value-type="float" office:value="5233222" calcext:value-type="float">
            <text:p>5233222</text:p>
          </table:table-cell>
          <table:table-cell table:number-columns-repeated="4"/>
        </table:table-row>
        <table:table-row table:style-name="ro1">
          <table:table-cell office:value-type="float" office:value="5490667" calcext:value-type="float">
            <text:p>5490667</text:p>
          </table:table-cell>
          <table:table-cell office:value-type="float" office:value="5485057" calcext:value-type="float">
            <text:p>5485057</text:p>
          </table:table-cell>
          <table:table-cell table:number-columns-repeated="4"/>
        </table:table-row>
        <table:table-row table:style-name="ro1">
          <table:table-cell office:value-type="float" office:value="4943477" calcext:value-type="float">
            <text:p>4943477</text:p>
          </table:table-cell>
          <table:table-cell office:value-type="float" office:value="4933626" calcext:value-type="float">
            <text:p>4933626</text:p>
          </table:table-cell>
          <table:table-cell table:number-columns-repeated="4"/>
        </table:table-row>
        <table:table-row table:style-name="ro1">
          <table:table-cell office:value-type="float" office:value="5069009" calcext:value-type="float">
            <text:p>5069009</text:p>
          </table:table-cell>
          <table:table-cell office:value-type="float" office:value="5067470" calcext:value-type="float">
            <text:p>5067470</text:p>
          </table:table-cell>
          <table:table-cell table:number-columns-repeated="4"/>
        </table:table-row>
        <table:table-row table:style-name="ro1">
          <table:table-cell office:value-type="float" office:value="3302238" calcext:value-type="float">
            <text:p>3302238</text:p>
          </table:table-cell>
          <table:table-cell office:value-type="float" office:value="3292178" calcext:value-type="float">
            <text:p>3292178</text:p>
          </table:table-cell>
          <table:table-cell table:number-columns-repeated="4"/>
        </table:table-row>
        <table:table-row table:style-name="ro1">
          <table:table-cell office:value-type="float" office:value="3328419" calcext:value-type="float">
            <text:p>3328419</text:p>
          </table:table-cell>
          <table:table-cell office:value-type="float" office:value="3326988" calcext:value-type="float">
            <text:p>3326988</text:p>
          </table:table-cell>
          <table:table-cell table:number-columns-repeated="4"/>
        </table:table-row>
        <table:table-row table:style-name="ro1">
          <table:table-cell office:value-type="float" office:value="4283586" calcext:value-type="float">
            <text:p>4283586</text:p>
          </table:table-cell>
          <table:table-cell office:value-type="float" office:value="4259044" calcext:value-type="float">
            <text:p>4259044</text:p>
          </table:table-cell>
          <table:table-cell table:number-columns-repeated="4"/>
        </table:table-row>
        <table:table-row table:style-name="ro1">
          <table:table-cell office:value-type="float" office:value="4175534" calcext:value-type="float">
            <text:p>4175534</text:p>
          </table:table-cell>
          <table:table-cell office:value-type="float" office:value="4169204" calcext:value-type="float">
            <text:p>4169204</text:p>
          </table:table-cell>
          <table:table-cell table:number-columns-repeated="4"/>
        </table:table-row>
        <table:table-row table:style-name="ro1">
          <table:table-cell office:value-type="float" office:value="5101400" calcext:value-type="float">
            <text:p>5101400</text:p>
          </table:table-cell>
          <table:table-cell office:value-type="float" office:value="5091939" calcext:value-type="float">
            <text:p>5091939</text:p>
          </table:table-cell>
          <table:table-cell table:number-columns-repeated="4"/>
        </table:table-row>
        <table:table-row table:style-name="ro1">
          <table:table-cell office:value-type="float" office:value="4792844" calcext:value-type="float">
            <text:p>4792844</text:p>
          </table:table-cell>
          <table:table-cell office:value-type="float" office:value="4773635" calcext:value-type="float">
            <text:p>4773635</text:p>
          </table:table-cell>
          <table:table-cell table:number-columns-repeated="4"/>
        </table:table-row>
        <table:table-row table:style-name="ro1">
          <table:table-cell office:value-type="float" office:value="3760946" calcext:value-type="float">
            <text:p>3760946</text:p>
          </table:table-cell>
          <table:table-cell office:value-type="float" office:value="3757876" calcext:value-type="float">
            <text:p>3757876</text:p>
          </table:table-cell>
          <table:table-cell table:number-columns-repeated="4"/>
        </table:table-row>
        <table:table-row table:style-name="ro1">
          <table:table-cell office:value-type="float" office:value="3530222" calcext:value-type="float">
            <text:p>3530222</text:p>
          </table:table-cell>
          <table:table-cell office:value-type="float" office:value="3516272" calcext:value-type="float">
            <text:p>3516272</text:p>
          </table:table-cell>
          <table:table-cell table:number-columns-repeated="4"/>
        </table:table-row>
        <table:table-row table:style-name="ro1">
          <table:table-cell office:value-type="float" office:value="3292258" calcext:value-type="float">
            <text:p>3292258</text:p>
          </table:table-cell>
          <table:table-cell office:value-type="float" office:value="3275838" calcext:value-type="float">
            <text:p>3275838</text:p>
          </table:table-cell>
          <table:table-cell table:number-columns-repeated="4"/>
        </table:table-row>
        <table:table-row table:style-name="ro1">
          <table:table-cell office:value-type="float" office:value="3274527" calcext:value-type="float">
            <text:p>3274527</text:p>
          </table:table-cell>
          <table:table-cell office:value-type="float" office:value="3267158" calcext:value-type="float">
            <text:p>3267158</text:p>
          </table:table-cell>
          <table:table-cell table:number-columns-repeated="4"/>
        </table:table-row>
        <table:table-row table:style-name="ro1">
          <table:table-cell office:value-type="float" office:value="4900416" calcext:value-type="float">
            <text:p>4900416</text:p>
          </table:table-cell>
          <table:table-cell office:value-type="float" office:value="4880416" calcext:value-type="float">
            <text:p>4880416</text:p>
          </table:table-cell>
          <table:table-cell table:number-columns-repeated="4"/>
        </table:table-row>
        <table:table-row table:style-name="ro1">
          <table:table-cell office:value-type="float" office:value="5756381" calcext:value-type="float">
            <text:p>5756381</text:p>
          </table:table-cell>
          <table:table-cell office:value-type="float" office:value="5739461" calcext:value-type="float">
            <text:p>5739461</text:p>
          </table:table-cell>
          <table:table-cell table:number-columns-repeated="4"/>
        </table:table-row>
        <table:table-row table:style-name="ro1">
          <table:table-cell office:value-type="float" office:value="7586563" calcext:value-type="float">
            <text:p>7586563</text:p>
          </table:table-cell>
          <table:table-cell office:value-type="float" office:value="7581023" calcext:value-type="float">
            <text:p>7581023</text:p>
          </table:table-cell>
          <table:table-cell table:number-columns-repeated="4"/>
        </table:table-row>
        <table:table-row table:style-name="ro1">
          <table:table-cell office:value-type="float" office:value="4939167" calcext:value-type="float">
            <text:p>4939167</text:p>
          </table:table-cell>
          <table:table-cell office:value-type="float" office:value="4927687" calcext:value-type="float">
            <text:p>4927687</text:p>
          </table:table-cell>
          <table:table-cell table:number-columns-repeated="4"/>
        </table:table-row>
        <table:table-row table:style-name="ro1">
          <table:table-cell office:value-type="float" office:value="3389130" calcext:value-type="float">
            <text:p>3389130</text:p>
          </table:table-cell>
          <table:table-cell office:value-type="float" office:value="3366359" calcext:value-type="float">
            <text:p>3366359</text:p>
          </table:table-cell>
          <table:table-cell table:number-columns-repeated="4"/>
        </table:table-row>
        <table:table-row table:style-name="ro1">
          <table:table-cell office:value-type="float" office:value="4078431" calcext:value-type="float">
            <text:p>4078431</text:p>
          </table:table-cell>
          <table:table-cell office:value-type="float" office:value="4067572" calcext:value-type="float">
            <text:p>4067572</text:p>
          </table:table-cell>
          <table:table-cell table:number-columns-repeated="4"/>
        </table:table-row>
        <table:table-row table:style-name="ro1">
          <table:table-cell office:value-type="float" office:value="4722823" calcext:value-type="float">
            <text:p>4722823</text:p>
          </table:table-cell>
          <table:table-cell office:value-type="float" office:value="4755654" calcext:value-type="float">
            <text:p>4755654</text:p>
          </table:table-cell>
          <table:table-cell table:number-columns-repeated="4"/>
        </table:table-row>
        <table:table-row table:style-name="ro1">
          <table:table-cell office:value-type="float" office:value="5437395" calcext:value-type="float">
            <text:p>5437395</text:p>
          </table:table-cell>
          <table:table-cell office:value-type="float" office:value="5415646" calcext:value-type="float">
            <text:p>5415646</text:p>
          </table:table-cell>
          <table:table-cell table:number-columns-repeated="4"/>
        </table:table-row>
        <table:table-row table:style-name="ro1">
          <table:table-cell office:value-type="float" office:value="5253302" calcext:value-type="float">
            <text:p>5253302</text:p>
          </table:table-cell>
          <table:table-cell office:value-type="float" office:value="5279382" calcext:value-type="float">
            <text:p>5279382</text:p>
          </table:table-cell>
          <table:table-cell table:number-columns-repeated="4"/>
        </table:table-row>
        <table:table-row table:style-name="ro1">
          <table:table-cell office:value-type="float" office:value="4157303" calcext:value-type="float">
            <text:p>4157303</text:p>
          </table:table-cell>
          <table:table-cell office:value-type="float" office:value="4150453" calcext:value-type="float">
            <text:p>4150453</text:p>
          </table:table-cell>
          <table:table-cell table:number-columns-repeated="4"/>
        </table:table-row>
        <table:table-row table:style-name="ro1">
          <table:table-cell office:value-type="float" office:value="3128986" calcext:value-type="float">
            <text:p>3128986</text:p>
          </table:table-cell>
          <table:table-cell office:value-type="float" office:value="3121045" calcext:value-type="float">
            <text:p>3121045</text:p>
          </table:table-cell>
          <table:table-cell table:number-columns-repeated="4"/>
        </table:table-row>
        <table:table-row table:style-name="ro1">
          <table:table-cell office:value-type="float" office:value="3121235" calcext:value-type="float">
            <text:p>3121235</text:p>
          </table:table-cell>
          <table:table-cell office:value-type="float" office:value="3107284" calcext:value-type="float">
            <text:p>3107284</text:p>
          </table:table-cell>
          <table:table-cell table:number-columns-repeated="4"/>
        </table:table-row>
        <table:table-row table:style-name="ro1">
          <table:table-cell office:value-type="float" office:value="3094424" calcext:value-type="float">
            <text:p>3094424</text:p>
          </table:table-cell>
          <table:table-cell office:value-type="float" office:value="3089615" calcext:value-type="float">
            <text:p>3089615</text:p>
          </table:table-cell>
          <table:table-cell table:number-columns-repeated="4"/>
        </table:table-row>
        <table:table-row table:style-name="ro1">
          <table:table-cell office:value-type="float" office:value="3097294" calcext:value-type="float">
            <text:p>3097294</text:p>
          </table:table-cell>
          <table:table-cell office:value-type="float" office:value="3086524" calcext:value-type="float">
            <text:p>3086524</text:p>
          </table:table-cell>
          <table:table-cell table:number-columns-repeated="4"/>
        </table:table-row>
        <table:table-row table:style-name="ro1">
          <table:table-cell office:value-type="float" office:value="4783774" calcext:value-type="float">
            <text:p>4783774</text:p>
          </table:table-cell>
          <table:table-cell office:value-type="float" office:value="4783875" calcext:value-type="float">
            <text:p>4783875</text:p>
          </table:table-cell>
          <table:table-cell table:number-columns-repeated="4"/>
        </table:table-row>
        <table:table-row table:style-name="ro1">
          <table:table-cell office:value-type="float" office:value="5269413" calcext:value-type="float">
            <text:p>5269413</text:p>
          </table:table-cell>
          <table:table-cell office:value-type="float" office:value="5238312" calcext:value-type="float">
            <text:p>5238312</text:p>
          </table:table-cell>
          <table:table-cell table:number-columns-repeated="4"/>
        </table:table-row>
        <table:table-row table:style-name="ro1">
          <table:table-cell office:value-type="float" office:value="5050799" calcext:value-type="float">
            <text:p>5050799</text:p>
          </table:table-cell>
          <table:table-cell office:value-type="float" office:value="5031878" calcext:value-type="float">
            <text:p>5031878</text:p>
          </table:table-cell>
          <table:table-cell table:number-columns-repeated="4"/>
        </table:table-row>
        <table:table-row table:style-name="ro1">
          <table:table-cell office:value-type="float" office:value="3857489" calcext:value-type="float">
            <text:p>3857489</text:p>
          </table:table-cell>
          <table:table-cell office:value-type="float" office:value="3852667" calcext:value-type="float">
            <text:p>3852667</text:p>
          </table:table-cell>
          <table:table-cell table:number-columns-repeated="4"/>
        </table:table-row>
        <table:table-row table:style-name="ro1">
          <table:table-cell office:value-type="float" office:value="3121524" calcext:value-type="float">
            <text:p>3121524</text:p>
          </table:table-cell>
          <table:table-cell office:value-type="float" office:value="3119034" calcext:value-type="float">
            <text:p>3119034</text:p>
          </table:table-cell>
          <table:table-cell table:number-columns-repeated="4"/>
        </table:table-row>
        <table:table-row table:style-name="ro1">
          <table:table-cell office:value-type="float" office:value="3837347" calcext:value-type="float">
            <text:p>3837347</text:p>
          </table:table-cell>
          <table:table-cell office:value-type="float" office:value="3828207" calcext:value-type="float">
            <text:p>3828207</text:p>
          </table:table-cell>
          <table:table-cell table:number-columns-repeated="4"/>
        </table:table-row>
        <table:table-row table:style-name="ro1">
          <table:table-cell office:value-type="float" office:value="4794754" calcext:value-type="float">
            <text:p>4794754</text:p>
          </table:table-cell>
          <table:table-cell office:value-type="float" office:value="4778744" calcext:value-type="float">
            <text:p>4778744</text:p>
          </table:table-cell>
          <table:table-cell table:number-columns-repeated="4"/>
        </table:table-row>
        <table:table-row table:style-name="ro1">
          <table:table-cell office:value-type="float" office:value="5591898" calcext:value-type="float">
            <text:p>5591898</text:p>
          </table:table-cell>
          <table:table-cell office:value-type="float" office:value="5567148" calcext:value-type="float">
            <text:p>5567148</text:p>
          </table:table-cell>
          <table:table-cell table:number-columns-repeated="4"/>
        </table:table-row>
        <table:table-row table:style-name="ro1">
          <table:table-cell office:value-type="float" office:value="4414728" calcext:value-type="float">
            <text:p>4414728</text:p>
          </table:table-cell>
          <table:table-cell office:value-type="float" office:value="4426498" calcext:value-type="float">
            <text:p>4426498</text:p>
          </table:table-cell>
          <table:table-cell table:number-columns-repeated="4"/>
        </table:table-row>
        <table:table-row table:style-name="ro1">
          <table:table-cell office:value-type="float" office:value="3243006" calcext:value-type="float">
            <text:p>3243006</text:p>
          </table:table-cell>
          <table:table-cell office:value-type="float" office:value="3236997" calcext:value-type="float">
            <text:p>3236997</text:p>
          </table:table-cell>
          <table:table-cell table:number-columns-repeated="4"/>
        </table:table-row>
        <table:table-row table:style-name="ro1">
          <table:table-cell office:value-type="float" office:value="2988732" calcext:value-type="float">
            <text:p>2988732</text:p>
          </table:table-cell>
          <table:table-cell office:value-type="float" office:value="2986783" calcext:value-type="float">
            <text:p>2986783</text:p>
          </table:table-cell>
          <table:table-cell table:number-columns-repeated="4"/>
        </table:table-row>
        <table:table-row table:style-name="ro1">
          <table:table-cell office:value-type="float" office:value="3045754" calcext:value-type="float">
            <text:p>3045754</text:p>
          </table:table-cell>
          <table:table-cell office:value-type="float" office:value="3035572" calcext:value-type="float">
            <text:p>3035572</text:p>
          </table:table-cell>
          <table:table-cell table:number-columns-repeated="4"/>
        </table:table-row>
        <table:table-row table:style-name="ro1">
          <table:table-cell office:value-type="float" office:value="2963612" calcext:value-type="float">
            <text:p>2963612</text:p>
          </table:table-cell>
          <table:table-cell office:value-type="float" office:value="2951172" calcext:value-type="float">
            <text:p>2951172</text:p>
          </table:table-cell>
          <table:table-cell table:number-columns-repeated="4"/>
        </table:table-row>
        <table:table-row table:style-name="ro1">
          <table:table-cell office:value-type="float" office:value="3642634" calcext:value-type="float">
            <text:p>3642634</text:p>
          </table:table-cell>
          <table:table-cell office:value-type="float" office:value="3637394" calcext:value-type="float">
            <text:p>3637394</text:p>
          </table:table-cell>
          <table:table-cell table:number-columns-repeated="4"/>
        </table:table-row>
        <table:table-row table:style-name="ro1">
          <table:table-cell office:value-type="float" office:value="4410057" calcext:value-type="float">
            <text:p>4410057</text:p>
          </table:table-cell>
          <table:table-cell office:value-type="float" office:value="4378927" calcext:value-type="float">
            <text:p>4378927</text:p>
          </table:table-cell>
          <table:table-cell table:number-columns-repeated="4"/>
        </table:table-row>
        <table:table-row table:style-name="ro1">
          <table:table-cell office:value-type="float" office:value="5377695" calcext:value-type="float">
            <text:p>5377695</text:p>
          </table:table-cell>
          <table:table-cell office:value-type="float" office:value="5362095" calcext:value-type="float">
            <text:p>5362095</text:p>
          </table:table-cell>
          <table:table-cell table:number-columns-repeated="4"/>
        </table:table-row>
        <table:table-row table:style-name="ro1">
          <table:table-cell office:value-type="float" office:value="5211481" calcext:value-type="float">
            <text:p>5211481</text:p>
          </table:table-cell>
          <table:table-cell office:value-type="float" office:value="5206651" calcext:value-type="float">
            <text:p>5206651</text:p>
          </table:table-cell>
          <table:table-cell table:number-columns-repeated="4"/>
        </table:table-row>
        <table:table-row table:style-name="ro1">
          <table:table-cell office:value-type="float" office:value="3995640" calcext:value-type="float">
            <text:p>3995640</text:p>
          </table:table-cell>
          <table:table-cell office:value-type="float" office:value="3990510" calcext:value-type="float">
            <text:p>3990510</text:p>
          </table:table-cell>
          <table:table-cell table:number-columns-repeated="4"/>
        </table:table-row>
        <table:table-row table:style-name="ro1">
          <table:table-cell office:value-type="float" office:value="3758515" calcext:value-type="float">
            <text:p>3758515</text:p>
          </table:table-cell>
          <table:table-cell office:value-type="float" office:value="3750586" calcext:value-type="float">
            <text:p>3750586</text:p>
          </table:table-cell>
          <table:table-cell table:number-columns-repeated="4"/>
        </table:table-row>
        <table:table-row table:style-name="ro1">
          <table:table-cell office:value-type="float" office:value="4791924" calcext:value-type="float">
            <text:p>4791924</text:p>
          </table:table-cell>
          <table:table-cell office:value-type="float" office:value="4794665" calcext:value-type="float">
            <text:p>4794665</text:p>
          </table:table-cell>
          <table:table-cell table:number-columns-repeated="4"/>
        </table:table-row>
        <table:table-row table:style-name="ro1">
          <table:table-cell office:value-type="float" office:value="5033168" calcext:value-type="float">
            <text:p>5033168</text:p>
          </table:table-cell>
          <table:table-cell office:value-type="float" office:value="5007968" calcext:value-type="float">
            <text:p>5007968</text:p>
          </table:table-cell>
          <table:table-cell table:number-columns-repeated="4"/>
        </table:table-row>
        <table:table-row table:style-name="ro1">
          <table:table-cell office:value-type="float" office:value="4857896" calcext:value-type="float">
            <text:p>4857896</text:p>
          </table:table-cell>
          <table:table-cell office:value-type="float" office:value="4831025" calcext:value-type="float">
            <text:p>4831025</text:p>
          </table:table-cell>
          <table:table-cell table:number-columns-repeated="4"/>
        </table:table-row>
        <table:table-row table:style-name="ro1">
          <table:table-cell office:value-type="float" office:value="4151613" calcext:value-type="float">
            <text:p>4151613</text:p>
          </table:table-cell>
          <table:table-cell office:value-type="float" office:value="4142663" calcext:value-type="float">
            <text:p>4142663</text:p>
          </table:table-cell>
          <table:table-cell table:number-columns-repeated="4"/>
        </table:table-row>
        <table:table-row table:style-name="ro1">
          <table:table-cell office:value-type="float" office:value="3101294" calcext:value-type="float">
            <text:p>3101294</text:p>
          </table:table-cell>
          <table:table-cell office:value-type="float" office:value="3081894" calcext:value-type="float">
            <text:p>3081894</text:p>
          </table:table-cell>
          <table:table-cell table:number-columns-repeated="4"/>
        </table:table-row>
        <table:table-row table:style-name="ro1">
          <table:table-cell office:value-type="float" office:value="3073804" calcext:value-type="float">
            <text:p>3073804</text:p>
          </table:table-cell>
          <table:table-cell office:value-type="float" office:value="3069414" calcext:value-type="float">
            <text:p>3069414</text:p>
          </table:table-cell>
          <table:table-cell table:number-columns-repeated="4"/>
        </table:table-row>
        <table:table-row table:style-name="ro1">
          <table:table-cell office:value-type="float" office:value="3080763" calcext:value-type="float">
            <text:p>3080763</text:p>
          </table:table-cell>
          <table:table-cell office:value-type="float" office:value="3073525" calcext:value-type="float">
            <text:p>3073525</text:p>
          </table:table-cell>
          <table:table-cell table:number-columns-repeated="4"/>
        </table:table-row>
        <table:table-row table:style-name="ro1">
          <table:table-cell office:value-type="float" office:value="3804878" calcext:value-type="float">
            <text:p>3804878</text:p>
          </table:table-cell>
          <table:table-cell office:value-type="float" office:value="3806367" calcext:value-type="float">
            <text:p>3806367</text:p>
          </table:table-cell>
          <table:table-cell table:number-columns-repeated="4"/>
        </table:table-row>
        <table:table-row table:style-name="ro1">
          <table:table-cell office:value-type="float" office:value="3917799" calcext:value-type="float">
            <text:p>3917799</text:p>
          </table:table-cell>
          <table:table-cell office:value-type="float" office:value="3912259" calcext:value-type="float">
            <text:p>3912259</text:p>
          </table:table-cell>
          <table:table-cell table:number-columns-repeated="4"/>
        </table:table-row>
        <table:table-row table:style-name="ro1">
          <table:table-cell office:value-type="float" office:value="3328408" calcext:value-type="float">
            <text:p>3328408</text:p>
          </table:table-cell>
          <table:table-cell office:value-type="float" office:value="3331308" calcext:value-type="float">
            <text:p>3331308</text:p>
          </table:table-cell>
          <table:table-cell table:number-columns-repeated="4"/>
        </table:table-row>
        <table:table-row table:style-name="ro1">
          <table:table-cell office:value-type="float" office:value="4757564" calcext:value-type="float">
            <text:p>4757564</text:p>
          </table:table-cell>
          <table:table-cell office:value-type="float" office:value="4743814" calcext:value-type="float">
            <text:p>4743814</text:p>
          </table:table-cell>
          <table:table-cell table:number-columns-repeated="4"/>
        </table:table-row>
        <table:table-row table:style-name="ro1">
          <table:table-cell office:value-type="float" office:value="4672852" calcext:value-type="float">
            <text:p>4672852</text:p>
          </table:table-cell>
          <table:table-cell office:value-type="float" office:value="4663541" calcext:value-type="float">
            <text:p>4663541</text:p>
          </table:table-cell>
          <table:table-cell table:number-columns-repeated="4"/>
        </table:table-row>
        <table:table-row table:style-name="ro1">
          <table:table-cell office:value-type="float" office:value="4398137" calcext:value-type="float">
            <text:p>4398137</text:p>
          </table:table-cell>
          <table:table-cell office:value-type="float" office:value="4396488" calcext:value-type="float">
            <text:p>4396488</text:p>
          </table:table-cell>
          <table:table-cell table:number-columns-repeated="4"/>
        </table:table-row>
        <table:table-row table:style-name="ro1">
          <table:table-cell office:value-type="float" office:value="4888856" calcext:value-type="float">
            <text:p>4888856</text:p>
          </table:table-cell>
          <table:table-cell office:value-type="float" office:value="4871006" calcext:value-type="float">
            <text:p>4871006</text:p>
          </table:table-cell>
          <table:table-cell table:number-columns-repeated="4"/>
        </table:table-row>
        <table:table-row table:style-name="ro1">
          <table:table-cell office:value-type="float" office:value="4551619" calcext:value-type="float">
            <text:p>4551619</text:p>
          </table:table-cell>
          <table:table-cell office:value-type="float" office:value="4530329" calcext:value-type="float">
            <text:p>4530329</text:p>
          </table:table-cell>
          <table:table-cell table:number-columns-repeated="4"/>
        </table:table-row>
        <table:table-row table:style-name="ro1">
          <table:table-cell office:value-type="float" office:value="3496411" calcext:value-type="float">
            <text:p>3496411</text:p>
          </table:table-cell>
          <table:table-cell office:value-type="float" office:value="3489432" calcext:value-type="float">
            <text:p>3489432</text:p>
          </table:table-cell>
          <table:table-cell table:number-columns-repeated="4"/>
        </table:table-row>
        <table:table-row table:style-name="ro1">
          <table:table-cell office:value-type="float" office:value="4292385" calcext:value-type="float">
            <text:p>4292385</text:p>
          </table:table-cell>
          <table:table-cell office:value-type="float" office:value="4280885" calcext:value-type="float">
            <text:p>4280885</text:p>
          </table:table-cell>
          <table:table-cell table:number-columns-repeated="4"/>
        </table:table-row>
        <table:table-row table:style-name="ro1">
          <table:table-cell office:value-type="float" office:value="3932779" calcext:value-type="float">
            <text:p>3932779</text:p>
          </table:table-cell>
          <table:table-cell office:value-type="float" office:value="3930220" calcext:value-type="float">
            <text:p>3930220</text:p>
          </table:table-cell>
          <table:table-cell table:number-columns-repeated="4"/>
        </table:table-row>
        <table:table-row table:style-name="ro1">
          <table:table-cell office:value-type="float" office:value="3019093" calcext:value-type="float">
            <text:p>3019093</text:p>
          </table:table-cell>
          <table:table-cell office:value-type="float" office:value="3006593" calcext:value-type="float">
            <text:p>3006593</text:p>
          </table:table-cell>
          <table:table-cell table:number-columns-repeated="4"/>
        </table:table-row>
        <table:table-row table:style-name="ro1">
          <table:table-cell office:value-type="float" office:value="2955022" calcext:value-type="float">
            <text:p>2955022</text:p>
          </table:table-cell>
          <table:table-cell office:value-type="float" office:value="2953611" calcext:value-type="float">
            <text:p>2953611</text:p>
          </table:table-cell>
          <table:table-cell table:number-columns-repeated="4"/>
        </table:table-row>
        <table:table-row table:style-name="ro1">
          <table:table-cell office:value-type="float" office:value="3656784" calcext:value-type="float">
            <text:p>3656784</text:p>
          </table:table-cell>
          <table:table-cell office:value-type="float" office:value="3630564" calcext:value-type="float">
            <text:p>3630564</text:p>
          </table:table-cell>
          <table:table-cell table:number-columns-repeated="4"/>
        </table:table-row>
        <table:table-row table:style-name="ro1">
          <table:table-cell office:value-type="float" office:value="3621214" calcext:value-type="float">
            <text:p>3621214</text:p>
          </table:table-cell>
          <table:table-cell office:value-type="float" office:value="3603693" calcext:value-type="float">
            <text:p>3603693</text:p>
          </table:table-cell>
          <table:table-cell table:number-columns-repeated="4"/>
        </table:table-row>
        <table:table-row table:style-name="ro1">
          <table:table-cell office:value-type="float" office:value="3521922" calcext:value-type="float">
            <text:p>3521922</text:p>
          </table:table-cell>
          <table:table-cell office:value-type="float" office:value="3520002" calcext:value-type="float">
            <text:p>3520002</text:p>
          </table:table-cell>
          <table:table-cell table:number-columns-repeated="4"/>
        </table:table-row>
        <table:table-row table:style-name="ro1">
          <table:table-cell office:value-type="float" office:value="3062314" calcext:value-type="float">
            <text:p>3062314</text:p>
          </table:table-cell>
          <table:table-cell office:value-type="float" office:value="3064484" calcext:value-type="float">
            <text:p>3064484</text:p>
          </table:table-cell>
          <table:table-cell table:number-columns-repeated="4"/>
        </table:table-row>
        <table:table-row table:style-name="ro1">
          <table:table-cell office:value-type="float" office:value="3967690" calcext:value-type="float">
            <text:p>3967690</text:p>
          </table:table-cell>
          <table:table-cell office:value-type="float" office:value="3956569" calcext:value-type="float">
            <text:p>3956569</text:p>
          </table:table-cell>
          <table:table-cell table:number-columns-repeated="4"/>
        </table:table-row>
        <table:table-row table:style-name="ro1">
          <table:table-cell office:value-type="float" office:value="5799453" calcext:value-type="float">
            <text:p>5799453</text:p>
          </table:table-cell>
          <table:table-cell office:value-type="float" office:value="5798362" calcext:value-type="float">
            <text:p>5798362</text:p>
          </table:table-cell>
          <table:table-cell table:number-columns-repeated="4"/>
        </table:table-row>
        <table:table-row table:style-name="ro1">
          <table:table-cell office:value-type="float" office:value="6811290" calcext:value-type="float">
            <text:p>6811290</text:p>
          </table:table-cell>
          <table:table-cell office:value-type="float" office:value="6785609" calcext:value-type="float">
            <text:p>6785609</text:p>
          </table:table-cell>
          <table:table-cell table:number-columns-repeated="4"/>
        </table:table-row>
        <table:table-row table:style-name="ro1">
          <table:table-cell office:value-type="float" office:value="6656706" calcext:value-type="float">
            <text:p>6656706</text:p>
          </table:table-cell>
          <table:table-cell office:value-type="float" office:value="6606807" calcext:value-type="float">
            <text:p>6606807</text:p>
          </table:table-cell>
          <table:table-cell table:number-columns-repeated="4"/>
        </table:table-row>
        <table:table-row table:style-name="ro1">
          <table:table-cell office:value-type="float" office:value="8889566" calcext:value-type="float">
            <text:p>8889566</text:p>
          </table:table-cell>
          <table:table-cell office:value-type="float" office:value="8846315" calcext:value-type="float">
            <text:p>8846315</text:p>
          </table:table-cell>
          <table:table-cell table:number-columns-repeated="4"/>
        </table:table-row>
        <table:table-row table:style-name="ro1">
          <table:table-cell office:value-type="float" office:value="7172876" calcext:value-type="float">
            <text:p>7172876</text:p>
          </table:table-cell>
          <table:table-cell office:value-type="float" office:value="7194677" calcext:value-type="float">
            <text:p>7194677</text:p>
          </table:table-cell>
          <table:table-cell table:number-columns-repeated="4"/>
        </table:table-row>
        <table:table-row table:style-name="ro1">
          <table:table-cell office:value-type="float" office:value="3363450" calcext:value-type="float">
            <text:p>3363450</text:p>
          </table:table-cell>
          <table:table-cell office:value-type="float" office:value="3359659" calcext:value-type="float">
            <text:p>3359659</text:p>
          </table:table-cell>
          <table:table-cell table:number-columns-repeated="4"/>
        </table:table-row>
        <table:table-row table:style-name="ro1">
          <table:table-cell office:value-type="float" office:value="4358516" calcext:value-type="float">
            <text:p>4358516</text:p>
          </table:table-cell>
          <table:table-cell office:value-type="float" office:value="4357027" calcext:value-type="float">
            <text:p>4357027</text:p>
          </table:table-cell>
          <table:table-cell table:number-columns-repeated="4"/>
        </table:table-row>
        <table:table-row table:style-name="ro1">
          <table:table-cell office:value-type="float" office:value="4294686" calcext:value-type="float">
            <text:p>4294686</text:p>
          </table:table-cell>
          <table:table-cell office:value-type="float" office:value="4279345" calcext:value-type="float">
            <text:p>4279345</text:p>
          </table:table-cell>
          <table:table-cell table:number-columns-repeated="4"/>
        </table:table-row>
        <table:table-row table:style-name="ro1">
          <table:table-cell office:value-type="float" office:value="4057842" calcext:value-type="float">
            <text:p>4057842</text:p>
          </table:table-cell>
          <table:table-cell office:value-type="float" office:value="4052572" calcext:value-type="float">
            <text:p>4052572</text:p>
          </table:table-cell>
          <table:table-cell table:number-columns-repeated="4"/>
        </table:table-row>
        <table:table-row table:style-name="ro1">
          <table:table-cell office:value-type="float" office:value="4171263" calcext:value-type="float">
            <text:p>4171263</text:p>
          </table:table-cell>
          <table:table-cell office:value-type="float" office:value="4150203" calcext:value-type="float">
            <text:p>4150203</text:p>
          </table:table-cell>
          <table:table-cell table:number-columns-repeated="4"/>
        </table:table-row>
        <table:table-row table:style-name="ro1">
          <table:table-cell office:value-type="float" office:value="3251927" calcext:value-type="float">
            <text:p>3251927</text:p>
          </table:table-cell>
          <table:table-cell office:value-type="float" office:value="3250657" calcext:value-type="float">
            <text:p>3250657</text:p>
          </table:table-cell>
          <table:table-cell table:number-columns-repeated="4"/>
        </table:table-row>
        <table:table-row table:style-name="ro1">
          <table:table-cell office:value-type="float" office:value="3333268" calcext:value-type="float">
            <text:p>3333268</text:p>
          </table:table-cell>
          <table:table-cell office:value-type="float" office:value="3336469" calcext:value-type="float">
            <text:p>3336469</text:p>
          </table:table-cell>
          <table:table-cell table:number-columns-repeated="4"/>
        </table:table-row>
        <table:table-row table:style-name="ro1">
          <table:table-cell office:value-type="float" office:value="3276067" calcext:value-type="float">
            <text:p>3276067</text:p>
          </table:table-cell>
          <table:table-cell office:value-type="float" office:value="3275827" calcext:value-type="float">
            <text:p>3275827</text:p>
          </table:table-cell>
          <table:table-cell table:number-columns-repeated="4"/>
        </table:table-row>
        <table:table-row table:style-name="ro1">
          <table:table-cell office:value-type="float" office:value="4413617" calcext:value-type="float">
            <text:p>4413617</text:p>
          </table:table-cell>
          <table:table-cell office:value-type="float" office:value="4410838" calcext:value-type="float">
            <text:p>4410838</text:p>
          </table:table-cell>
          <table:table-cell table:number-columns-repeated="4"/>
        </table:table-row>
        <table:table-row table:style-name="ro1">
          <table:table-cell office:value-type="float" office:value="5621048" calcext:value-type="float">
            <text:p>5621048</text:p>
          </table:table-cell>
          <table:table-cell office:value-type="float" office:value="5609119" calcext:value-type="float">
            <text:p>5609119</text:p>
          </table:table-cell>
          <table:table-cell table:number-columns-repeated="4"/>
        </table:table-row>
        <table:table-row table:style-name="ro1">
          <table:table-cell office:value-type="float" office:value="6821540" calcext:value-type="float">
            <text:p>6821540</text:p>
          </table:table-cell>
          <table:table-cell office:value-type="float" office:value="6799239" calcext:value-type="float">
            <text:p>6799239</text:p>
          </table:table-cell>
          <table:table-cell table:number-columns-repeated="4"/>
        </table:table-row>
        <table:table-row table:style-name="ro1">
          <table:table-cell office:value-type="float" office:value="8658252" calcext:value-type="float">
            <text:p>8658252</text:p>
          </table:table-cell>
          <table:table-cell office:value-type="float" office:value="8597811" calcext:value-type="float">
            <text:p>8597811</text:p>
          </table:table-cell>
          <table:table-cell table:number-columns-repeated="4"/>
        </table:table-row>
        <table:table-row table:style-name="ro1">
          <table:table-cell office:value-type="float" office:value="8386917" calcext:value-type="float">
            <text:p>8386917</text:p>
          </table:table-cell>
          <table:table-cell office:value-type="float" office:value="8400209" calcext:value-type="float">
            <text:p>8400209</text:p>
          </table:table-cell>
          <table:table-cell table:number-columns-repeated="4"/>
        </table:table-row>
        <table:table-row table:style-name="ro1">
          <table:table-cell office:value-type="float" office:value="3615564" calcext:value-type="float">
            <text:p>3615564</text:p>
          </table:table-cell>
          <table:table-cell office:value-type="float" office:value="3606774" calcext:value-type="float">
            <text:p>360677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Cantarell" svg:font-family="Cantarell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Bitstream Vera Sans" fo:language="en" fo:country="US" style:font-name-asian="Bitstream Vera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Bitstream Vera Serif" fo:font-size="12pt" fo:language="en" fo:country="US" style:letter-kerning="true" style:font-name-asian="Cantarell" style:font-size-asian="12pt" style:language-asian="zh" style:country-asian="CN" style:font-name-complex="Bitstream Vera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9:58:16.399562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8T19:25:15.071496533</meta:creation-date>
    <meta:editing-duration>PT5M23S</meta:editing-duration>
    <meta:editing-cycles>3</meta:editing-cycles>
    <meta:generator>LibreOffice/6.3.2.2$Linux_X86_64 LibreOffice_project/30$Build-2</meta:generator>
    <dc:date>2019-11-18T20:03:16.357959589</dc:date>
    <meta:document-statistic meta:table-count="1" meta:cell-count="525" meta:object-count="1"/>
  </office:meta>
</office:document-meta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897cm" svg:height="20.559cm" xlink:href=".." xlink:type="simple" chart:class="chart:line" chart:style-name="ch1">
        <chart:title svg:x="15.367cm" svg:y="0.547cm" chart:style-name="ch2">
          <text:p>Performance normal vs recompressed</text:p>
        </chart:title>
        <chart:subtitle svg:x="18.092cm" svg:y="1.763cm" chart:style-name="ch3">
          <text:p>lower is better</text:p>
        </chart:subtitle>
        <chart:legend chart:legend-position="end" svg:x="36.013cm" svg:y="9.731cm" style:legend-expansion="high" chart:style-name="ch4"/>
        <chart:plot-area chart:style-name="ch5" table:cell-range-address="Sheet1.A1:Sheet1.B261" chart:data-source-has-labels="row" svg:x="0.797cm" svg:y="2.883cm" svg:width="34.419cm" svg:height="17.265cm">
          <chartooo:coordinate-region svg:x="2.741cm" svg:y="3.018cm" svg:width="32.475cm" svg:height="16.08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A2:Sheet1.A261" chart:label-cell-address="Sheet1.A1:Sheet1.A1" chart:class="chart:line">
            <chart:data-point chart:repeated="260"/>
          </chart:series>
          <chart:series chart:style-name="ch10" chart:values-cell-range-address="Sheet1.B2:Sheet1.B261" chart:label-cell-address="Sheet1.B1:Sheet1.B1" chart:class="chart:line">
            <chart:data-point chart:repeated="2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A1:Sheet1.A1</svg:desc>
                </draw:g>
              </table:table-cell>
              <table:table-cell office:value-type="string">
                <text:p>recompresse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81505">
                <text:p>7681505</text:p>
                <draw:g>
                  <svg:desc>Sheet1.A2:Sheet1.A261</svg:desc>
                </draw:g>
              </table:table-cell>
              <table:table-cell office:value-type="float" office:value="7698266">
                <text:p>7698266</text:p>
                <draw:g>
                  <svg:desc>Sheet1.B2:Sheet1.B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89656">
                <text:p>3189656</text:p>
              </table:table-cell>
              <table:table-cell office:value-type="float" office:value="3187366">
                <text:p>3187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98849">
                <text:p>3898849</text:p>
              </table:table-cell>
              <table:table-cell office:value-type="float" office:value="3897208">
                <text:p>3897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67363">
                <text:p>4667363</text:p>
              </table:table-cell>
              <table:table-cell office:value-type="float" office:value="4659182">
                <text:p>4659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9578">
                <text:p>3829578</text:p>
              </table:table-cell>
              <table:table-cell office:value-type="float" office:value="3818567">
                <text:p>3818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75210">
                <text:p>3375210</text:p>
              </table:table-cell>
              <table:table-cell office:value-type="float" office:value="3362519">
                <text:p>3362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44391">
                <text:p>3444391</text:p>
              </table:table-cell>
              <table:table-cell office:value-type="float" office:value="3435990">
                <text:p>34359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7760">
                <text:p>3997760</text:p>
              </table:table-cell>
              <table:table-cell office:value-type="float" office:value="3992041">
                <text:p>3992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55024">
                <text:p>4755024</text:p>
              </table:table-cell>
              <table:table-cell office:value-type="float" office:value="4747774">
                <text:p>4747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98131">
                <text:p>4598131</text:p>
              </table:table-cell>
              <table:table-cell office:value-type="float" office:value="4586351">
                <text:p>4586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78300">
                <text:p>3978300</text:p>
              </table:table-cell>
              <table:table-cell office:value-type="float" office:value="3969340">
                <text:p>39693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91671">
                <text:p>5191671</text:p>
              </table:table-cell>
              <table:table-cell office:value-type="float" office:value="5174101">
                <text:p>5174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66681">
                <text:p>5166681</text:p>
              </table:table-cell>
              <table:table-cell office:value-type="float" office:value="5155611">
                <text:p>5155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76880">
                <text:p>4576880</text:p>
              </table:table-cell>
              <table:table-cell office:value-type="float" office:value="4560529">
                <text:p>4560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29324">
                <text:p>4229324</text:p>
              </table:table-cell>
              <table:table-cell office:value-type="float" office:value="4225375">
                <text:p>4225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11434">
                <text:p>4211434</text:p>
              </table:table-cell>
              <table:table-cell office:value-type="float" office:value="4176534">
                <text:p>41765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34212">
                <text:p>5234212</text:p>
              </table:table-cell>
              <table:table-cell office:value-type="float" office:value="5151980">
                <text:p>51519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27720">
                <text:p>4027720</text:p>
              </table:table-cell>
              <table:table-cell office:value-type="float" office:value="3995270">
                <text:p>39952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38751">
                <text:p>4038751</text:p>
              </table:table-cell>
              <table:table-cell office:value-type="float" office:value="4023961">
                <text:p>40239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80457">
                <text:p>3180457</text:p>
              </table:table-cell>
              <table:table-cell office:value-type="float" office:value="3174726">
                <text:p>31747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14159">
                <text:p>3914159</text:p>
              </table:table-cell>
              <table:table-cell office:value-type="float" office:value="3899189">
                <text:p>3899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6456">
                <text:p>4856456</text:p>
              </table:table-cell>
              <table:table-cell office:value-type="float" office:value="4846525">
                <text:p>4846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82098">
                <text:p>4482098</text:p>
              </table:table-cell>
              <table:table-cell office:value-type="float" office:value="4461049">
                <text:p>4461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4712">
                <text:p>3494712</text:p>
              </table:table-cell>
              <table:table-cell office:value-type="float" office:value="3491792">
                <text:p>34917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33206">
                <text:p>3233206</text:p>
              </table:table-cell>
              <table:table-cell office:value-type="float" office:value="3234237">
                <text:p>3234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13326">
                <text:p>3813326</text:p>
              </table:table-cell>
              <table:table-cell office:value-type="float" office:value="3800127">
                <text:p>38001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42847">
                <text:p>4942847</text:p>
              </table:table-cell>
              <table:table-cell office:value-type="float" office:value="4919956">
                <text:p>49199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86396">
                <text:p>4886396</text:p>
              </table:table-cell>
              <table:table-cell office:value-type="float" office:value="4884106">
                <text:p>4884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38730">
                <text:p>4538730</text:p>
              </table:table-cell>
              <table:table-cell office:value-type="float" office:value="4520990">
                <text:p>45209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77765">
                <text:p>3677765</text:p>
              </table:table-cell>
              <table:table-cell office:value-type="float" office:value="3665795">
                <text:p>3665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2051">
                <text:p>3522051</text:p>
              </table:table-cell>
              <table:table-cell office:value-type="float" office:value="3512522">
                <text:p>35125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5993">
                <text:p>3065993</text:p>
              </table:table-cell>
              <table:table-cell office:value-type="float" office:value="3063844">
                <text:p>3063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18796">
                <text:p>4318796</text:p>
              </table:table-cell>
              <table:table-cell office:value-type="float" office:value="4270905">
                <text:p>42709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15652">
                <text:p>4615652</text:p>
              </table:table-cell>
              <table:table-cell office:value-type="float" office:value="4598331">
                <text:p>45983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35574">
                <text:p>4835574</text:p>
              </table:table-cell>
              <table:table-cell office:value-type="float" office:value="4768013">
                <text:p>4768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10960">
                <text:p>5110960</text:p>
              </table:table-cell>
              <table:table-cell office:value-type="float" office:value="5026219">
                <text:p>50262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41853">
                <text:p>4141853</text:p>
              </table:table-cell>
              <table:table-cell office:value-type="float" office:value="4125753">
                <text:p>41257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12604">
                <text:p>3112604</text:p>
              </table:table-cell>
              <table:table-cell office:value-type="float" office:value="3096355">
                <text:p>30963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08615">
                <text:p>3108615</text:p>
              </table:table-cell>
              <table:table-cell office:value-type="float" office:value="3097524">
                <text:p>30975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70859">
                <text:p>3970859</text:p>
              </table:table-cell>
              <table:table-cell office:value-type="float" office:value="3958280">
                <text:p>39582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95776">
                <text:p>4895776</text:p>
              </table:table-cell>
              <table:table-cell office:value-type="float" office:value="4874196">
                <text:p>4874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54306">
                <text:p>5454306</text:p>
              </table:table-cell>
              <table:table-cell office:value-type="float" office:value="5444226">
                <text:p>54442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88374">
                <text:p>4788374</text:p>
              </table:table-cell>
              <table:table-cell office:value-type="float" office:value="4776944">
                <text:p>47769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53960">
                <text:p>3453960</text:p>
              </table:table-cell>
              <table:table-cell office:value-type="float" office:value="3455241">
                <text:p>34552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34133">
                <text:p>3034133</text:p>
              </table:table-cell>
              <table:table-cell office:value-type="float" office:value="3018542">
                <text:p>30185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14104">
                <text:p>3114104</text:p>
              </table:table-cell>
              <table:table-cell office:value-type="float" office:value="3103445">
                <text:p>31034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63717">
                <text:p>4963717</text:p>
              </table:table-cell>
              <table:table-cell office:value-type="float" office:value="4896186">
                <text:p>48961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70425">
                <text:p>5970425</text:p>
              </table:table-cell>
              <table:table-cell office:value-type="float" office:value="5952815">
                <text:p>59528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08640">
                <text:p>4508640</text:p>
              </table:table-cell>
              <table:table-cell office:value-type="float" office:value="4494220">
                <text:p>44942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12742">
                <text:p>3512742</text:p>
              </table:table-cell>
              <table:table-cell office:value-type="float" office:value="3501992">
                <text:p>3501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437">
                <text:p>3254437</text:p>
              </table:table-cell>
              <table:table-cell office:value-type="float" office:value="3255517">
                <text:p>32555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99263">
                <text:p>2999263</text:p>
              </table:table-cell>
              <table:table-cell office:value-type="float" office:value="2988642">
                <text:p>29886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09747">
                <text:p>3809747</text:p>
              </table:table-cell>
              <table:table-cell office:value-type="float" office:value="3802917">
                <text:p>38029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01933">
                <text:p>3001933</text:p>
              </table:table-cell>
              <table:table-cell office:value-type="float" office:value="2993023">
                <text:p>29930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46483">
                <text:p>5346483</text:p>
              </table:table-cell>
              <table:table-cell office:value-type="float" office:value="5332993">
                <text:p>53329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50663">
                <text:p>5350663</text:p>
              </table:table-cell>
              <table:table-cell office:value-type="float" office:value="5320094">
                <text:p>53200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00001">
                <text:p>4600001</text:p>
              </table:table-cell>
              <table:table-cell office:value-type="float" office:value="4579650">
                <text:p>45796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04259">
                <text:p>3904259</text:p>
              </table:table-cell>
              <table:table-cell office:value-type="float" office:value="3894329">
                <text:p>3894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10265">
                <text:p>3110265</text:p>
              </table:table-cell>
              <table:table-cell office:value-type="float" office:value="3104464">
                <text:p>31044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81435">
                <text:p>3681435</text:p>
              </table:table-cell>
              <table:table-cell office:value-type="float" office:value="3676954">
                <text:p>3676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78238">
                <text:p>5578238</text:p>
              </table:table-cell>
              <table:table-cell office:value-type="float" office:value="5514747">
                <text:p>55147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96523">
                <text:p>5296523</text:p>
              </table:table-cell>
              <table:table-cell office:value-type="float" office:value="5274962">
                <text:p>5274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74774">
                <text:p>4174774</text:p>
              </table:table-cell>
              <table:table-cell office:value-type="float" office:value="4155774">
                <text:p>4155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1025">
                <text:p>3121025</text:p>
              </table:table-cell>
              <table:table-cell office:value-type="float" office:value="3115385">
                <text:p>31153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14344">
                <text:p>3114344</text:p>
              </table:table-cell>
              <table:table-cell office:value-type="float" office:value="3099675">
                <text:p>30996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58871">
                <text:p>5758871</text:p>
              </table:table-cell>
              <table:table-cell office:value-type="float" office:value="5734801">
                <text:p>57348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98615">
                <text:p>3098615</text:p>
              </table:table-cell>
              <table:table-cell office:value-type="float" office:value="3084924">
                <text:p>30849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16087">
                <text:p>3816087</text:p>
              </table:table-cell>
              <table:table-cell office:value-type="float" office:value="3796937">
                <text:p>37969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20264">
                <text:p>4820264</text:p>
              </table:table-cell>
              <table:table-cell office:value-type="float" office:value="4803624">
                <text:p>4803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20603">
                <text:p>4720603</text:p>
              </table:table-cell>
              <table:table-cell office:value-type="float" office:value="4711653">
                <text:p>47116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44964">
                <text:p>5344964</text:p>
              </table:table-cell>
              <table:table-cell office:value-type="float" office:value="5324324">
                <text:p>53243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37821">
                <text:p>4637821</text:p>
              </table:table-cell>
              <table:table-cell office:value-type="float" office:value="4615001">
                <text:p>4615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63863">
                <text:p>8163863</text:p>
              </table:table-cell>
              <table:table-cell office:value-type="float" office:value="8056192">
                <text:p>80561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34812">
                <text:p>8134812</text:p>
              </table:table-cell>
              <table:table-cell office:value-type="float" office:value="8013230">
                <text:p>80132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70794">
                <text:p>4770794</text:p>
              </table:table-cell>
              <table:table-cell office:value-type="float" office:value="4751274">
                <text:p>47512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09827">
                <text:p>4909827</text:p>
              </table:table-cell>
              <table:table-cell office:value-type="float" office:value="4845665">
                <text:p>48456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65998">
                <text:p>4465998</text:p>
              </table:table-cell>
              <table:table-cell office:value-type="float" office:value="4462588">
                <text:p>4462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11896">
                <text:p>3211896</text:p>
              </table:table-cell>
              <table:table-cell office:value-type="float" office:value="3204826">
                <text:p>32048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06066">
                <text:p>3206066</text:p>
              </table:table-cell>
              <table:table-cell office:value-type="float" office:value="3193506">
                <text:p>31935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08976">
                <text:p>3208976</text:p>
              </table:table-cell>
              <table:table-cell office:value-type="float" office:value="3198136">
                <text:p>3198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63898">
                <text:p>3863898</text:p>
              </table:table-cell>
              <table:table-cell office:value-type="float" office:value="3858677">
                <text:p>38586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31997">
                <text:p>3831997</text:p>
              </table:table-cell>
              <table:table-cell office:value-type="float" office:value="3818617">
                <text:p>38186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58410">
                <text:p>4558410</text:p>
              </table:table-cell>
              <table:table-cell office:value-type="float" office:value="4536570">
                <text:p>45365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79221">
                <text:p>5179221</text:p>
              </table:table-cell>
              <table:table-cell office:value-type="float" office:value="5164671">
                <text:p>51646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65248">
                <text:p>5565248</text:p>
              </table:table-cell>
              <table:table-cell office:value-type="float" office:value="5545327">
                <text:p>55453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19595">
                <text:p>8819595</text:p>
              </table:table-cell>
              <table:table-cell office:value-type="float" office:value="8793115">
                <text:p>87931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427206">
                <text:p>9427206</text:p>
              </table:table-cell>
              <table:table-cell office:value-type="float" office:value="9444856">
                <text:p>94448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12380">
                <text:p>5712380</text:p>
              </table:table-cell>
              <table:table-cell office:value-type="float" office:value="5719150">
                <text:p>57191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69092">
                <text:p>4669092</text:p>
              </table:table-cell>
              <table:table-cell office:value-type="float" office:value="4656252">
                <text:p>46562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42442">
                <text:p>4642442</text:p>
              </table:table-cell>
              <table:table-cell office:value-type="float" office:value="4660583">
                <text:p>4660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89291">
                <text:p>4589291</text:p>
              </table:table-cell>
              <table:table-cell office:value-type="float" office:value="4571500">
                <text:p>45715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08323">
                <text:p>3608323</text:p>
              </table:table-cell>
              <table:table-cell office:value-type="float" office:value="3592163">
                <text:p>35921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03714">
                <text:p>3603714</text:p>
              </table:table-cell>
              <table:table-cell office:value-type="float" office:value="3587963">
                <text:p>3587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00779">
                <text:p>3900779</text:p>
              </table:table-cell>
              <table:table-cell office:value-type="float" office:value="3882819">
                <text:p>38828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82484">
                <text:p>3582484</text:p>
              </table:table-cell>
              <table:table-cell office:value-type="float" office:value="3573053">
                <text:p>35730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74753">
                <text:p>3574753</text:p>
              </table:table-cell>
              <table:table-cell office:value-type="float" office:value="3561422">
                <text:p>35614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94905">
                <text:p>3694905</text:p>
              </table:table-cell>
              <table:table-cell office:value-type="float" office:value="3673644">
                <text:p>36736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89953">
                <text:p>5889953</text:p>
              </table:table-cell>
              <table:table-cell office:value-type="float" office:value="5873353">
                <text:p>58733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93825">
                <text:p>5393825</text:p>
              </table:table-cell>
              <table:table-cell office:value-type="float" office:value="5372584">
                <text:p>53725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60219">
                <text:p>5660219</text:p>
              </table:table-cell>
              <table:table-cell office:value-type="float" office:value="5634879">
                <text:p>5634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69619">
                <text:p>5669619</text:p>
              </table:table-cell>
              <table:table-cell office:value-type="float" office:value="5647330">
                <text:p>56473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17038">
                <text:p>3817038</text:p>
              </table:table-cell>
              <table:table-cell office:value-type="float" office:value="3806068">
                <text:p>38060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59333">
                <text:p>3559333</text:p>
              </table:table-cell>
              <table:table-cell office:value-type="float" office:value="3550512">
                <text:p>35505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84646">
                <text:p>4384646</text:p>
              </table:table-cell>
              <table:table-cell office:value-type="float" office:value="4368937">
                <text:p>43689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37235">
                <text:p>4237235</text:p>
              </table:table-cell>
              <table:table-cell office:value-type="float" office:value="4226825">
                <text:p>42268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51328">
                <text:p>3351328</text:p>
              </table:table-cell>
              <table:table-cell office:value-type="float" office:value="3341939">
                <text:p>33419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97221">
                <text:p>3997221</text:p>
              </table:table-cell>
              <table:table-cell office:value-type="float" office:value="3989640">
                <text:p>39896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68638">
                <text:p>3868638</text:p>
              </table:table-cell>
              <table:table-cell office:value-type="float" office:value="3857148">
                <text:p>38571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33587">
                <text:p>3833587</text:p>
              </table:table-cell>
              <table:table-cell office:value-type="float" office:value="3823768">
                <text:p>38237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87311">
                <text:p>3487311</text:p>
              </table:table-cell>
              <table:table-cell office:value-type="float" office:value="3483582">
                <text:p>34835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23321">
                <text:p>4023321</text:p>
              </table:table-cell>
              <table:table-cell office:value-type="float" office:value="4010431">
                <text:p>40104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44180">
                <text:p>4544180</text:p>
              </table:table-cell>
              <table:table-cell office:value-type="float" office:value="4522120">
                <text:p>45221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569235">
                <text:p>6569235</text:p>
              </table:table-cell>
              <table:table-cell office:value-type="float" office:value="6610196">
                <text:p>66101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067255">
                <text:p>7067255</text:p>
              </table:table-cell>
              <table:table-cell office:value-type="float" office:value="7058954">
                <text:p>70589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96361">
                <text:p>5196361</text:p>
              </table:table-cell>
              <table:table-cell office:value-type="float" office:value="5191421">
                <text:p>51914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50125">
                <text:p>3150125</text:p>
              </table:table-cell>
              <table:table-cell office:value-type="float" office:value="3136565">
                <text:p>31365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11175">
                <text:p>3111175</text:p>
              </table:table-cell>
              <table:table-cell office:value-type="float" office:value="3108305">
                <text:p>31083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98785">
                <text:p>3098785</text:p>
              </table:table-cell>
              <table:table-cell office:value-type="float" office:value="3095585">
                <text:p>30955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11192">
                <text:p>4111192</text:p>
              </table:table-cell>
              <table:table-cell office:value-type="float" office:value="4115622">
                <text:p>41156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27599">
                <text:p>5027599</text:p>
              </table:table-cell>
              <table:table-cell office:value-type="float" office:value="5003818">
                <text:p>50038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04990">
                <text:p>4004990</text:p>
              </table:table-cell>
              <table:table-cell office:value-type="float" office:value="3985491">
                <text:p>39854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05663">
                <text:p>3005663</text:p>
              </table:table-cell>
              <table:table-cell office:value-type="float" office:value="3002613">
                <text:p>30026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30954">
                <text:p>3030954</text:p>
              </table:table-cell>
              <table:table-cell office:value-type="float" office:value="3018713">
                <text:p>30187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16165">
                <text:p>3116165</text:p>
              </table:table-cell>
              <table:table-cell office:value-type="float" office:value="3107515">
                <text:p>31075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2468">
                <text:p>3842468</text:p>
              </table:table-cell>
              <table:table-cell office:value-type="float" office:value="3828857">
                <text:p>38288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54091">
                <text:p>5154091</text:p>
              </table:table-cell>
              <table:table-cell office:value-type="float" office:value="5149500">
                <text:p>51495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61320">
                <text:p>5661320</text:p>
              </table:table-cell>
              <table:table-cell office:value-type="float" office:value="5634799">
                <text:p>56347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36348">
                <text:p>10136348</text:p>
              </table:table-cell>
              <table:table-cell office:value-type="float" office:value="10059116">
                <text:p>10059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625141">
                <text:p>8625141</text:p>
              </table:table-cell>
              <table:table-cell office:value-type="float" office:value="8590111">
                <text:p>85901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55202">
                <text:p>3555202</text:p>
              </table:table-cell>
              <table:table-cell office:value-type="float" office:value="3552493">
                <text:p>35524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51907">
                <text:p>3251907</text:p>
              </table:table-cell>
              <table:table-cell office:value-type="float" office:value="3235697">
                <text:p>32356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09478">
                <text:p>3309478</text:p>
              </table:table-cell>
              <table:table-cell office:value-type="float" office:value="3302638">
                <text:p>33026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29868">
                <text:p>5029868</text:p>
              </table:table-cell>
              <table:table-cell office:value-type="float" office:value="5007358">
                <text:p>50073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798694">
                <text:p>4798694</text:p>
              </table:table-cell>
              <table:table-cell office:value-type="float" office:value="4787964">
                <text:p>47879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78096">
                <text:p>3778096</text:p>
              </table:table-cell>
              <table:table-cell office:value-type="float" office:value="3772267">
                <text:p>37722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28669">
                <text:p>3328669</text:p>
              </table:table-cell>
              <table:table-cell office:value-type="float" office:value="3315328">
                <text:p>33153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80719">
                <text:p>3380719</text:p>
              </table:table-cell>
              <table:table-cell office:value-type="float" office:value="3368189">
                <text:p>33681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68950">
                <text:p>3968950</text:p>
              </table:table-cell>
              <table:table-cell office:value-type="float" office:value="3953200">
                <text:p>39532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087419">
                <text:p>5087419</text:p>
              </table:table-cell>
              <table:table-cell office:value-type="float" office:value="5104739">
                <text:p>51047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61570">
                <text:p>5661570</text:p>
              </table:table-cell>
              <table:table-cell office:value-type="float" office:value="5722451">
                <text:p>57224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754991">
                <text:p>5754991</text:p>
              </table:table-cell>
              <table:table-cell office:value-type="float" office:value="5750861">
                <text:p>57508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6488">
                <text:p>4436488</text:p>
              </table:table-cell>
              <table:table-cell office:value-type="float" office:value="4414587">
                <text:p>44145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00115">
                <text:p>4800115</text:p>
              </table:table-cell>
              <table:table-cell office:value-type="float" office:value="4796674">
                <text:p>47966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02383">
                <text:p>4202383</text:p>
              </table:table-cell>
              <table:table-cell office:value-type="float" office:value="4202544">
                <text:p>42025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83300">
                <text:p>3383300</text:p>
              </table:table-cell>
              <table:table-cell office:value-type="float" office:value="3372929">
                <text:p>33729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84941">
                <text:p>4084941</text:p>
              </table:table-cell>
              <table:table-cell office:value-type="float" office:value="4083651">
                <text:p>40836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99552">
                <text:p>5199552</text:p>
              </table:table-cell>
              <table:table-cell office:value-type="float" office:value="5185791">
                <text:p>51857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86115">
                <text:p>4286115</text:p>
              </table:table-cell>
              <table:table-cell office:value-type="float" office:value="4268734">
                <text:p>42687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55841">
                <text:p>3455841</text:p>
              </table:table-cell>
              <table:table-cell office:value-type="float" office:value="3440600">
                <text:p>34406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22070">
                <text:p>3422070</text:p>
              </table:table-cell>
              <table:table-cell office:value-type="float" office:value="3409610">
                <text:p>34096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48393">
                <text:p>4148393</text:p>
              </table:table-cell>
              <table:table-cell office:value-type="float" office:value="4137113">
                <text:p>41371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73653">
                <text:p>4673653</text:p>
              </table:table-cell>
              <table:table-cell office:value-type="float" office:value="4655442">
                <text:p>46554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01249">
                <text:p>4501249</text:p>
              </table:table-cell>
              <table:table-cell office:value-type="float" office:value="4492019">
                <text:p>44920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18984">
                <text:p>3618984</text:p>
              </table:table-cell>
              <table:table-cell office:value-type="float" office:value="3623874">
                <text:p>36238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80961">
                <text:p>4080961</text:p>
              </table:table-cell>
              <table:table-cell office:value-type="float" office:value="4072172">
                <text:p>40721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21823">
                <text:p>4721823</text:p>
              </table:table-cell>
              <table:table-cell office:value-type="float" office:value="4700333">
                <text:p>4700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21307">
                <text:p>4921307</text:p>
              </table:table-cell>
              <table:table-cell office:value-type="float" office:value="4918597">
                <text:p>49185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00137">
                <text:p>3800137</text:p>
              </table:table-cell>
              <table:table-cell office:value-type="float" office:value="3803886">
                <text:p>38038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47544">
                <text:p>3647544</text:p>
              </table:table-cell>
              <table:table-cell office:value-type="float" office:value="3630134">
                <text:p>36301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11993">
                <text:p>3611993</text:p>
              </table:table-cell>
              <table:table-cell office:value-type="float" office:value="3592793">
                <text:p>35927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24423">
                <text:p>3524423</text:p>
              </table:table-cell>
              <table:table-cell office:value-type="float" office:value="3522642">
                <text:p>35226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1483">
                <text:p>4181483</text:p>
              </table:table-cell>
              <table:table-cell office:value-type="float" office:value="4175653">
                <text:p>41756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58397">
                <text:p>4358397</text:p>
              </table:table-cell>
              <table:table-cell office:value-type="float" office:value="4320676">
                <text:p>43206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88150">
                <text:p>8488150</text:p>
              </table:table-cell>
              <table:table-cell office:value-type="float" office:value="8418957">
                <text:p>84189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876365">
                <text:p>8876365</text:p>
              </table:table-cell>
              <table:table-cell office:value-type="float" office:value="8898827">
                <text:p>88988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560130">
                <text:p>4560130</text:p>
              </table:table-cell>
              <table:table-cell office:value-type="float" office:value="4532309">
                <text:p>45323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0627">
                <text:p>3830627</text:p>
              </table:table-cell>
              <table:table-cell office:value-type="float" office:value="3821428">
                <text:p>38214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9599">
                <text:p>3369599</text:p>
              </table:table-cell>
              <table:table-cell office:value-type="float" office:value="3363179">
                <text:p>33631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35695">
                <text:p>4235695</text:p>
              </table:table-cell>
              <table:table-cell office:value-type="float" office:value="4216284">
                <text:p>42162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54622">
                <text:p>5254622</text:p>
              </table:table-cell>
              <table:table-cell office:value-type="float" office:value="5233222">
                <text:p>52332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90667">
                <text:p>5490667</text:p>
              </table:table-cell>
              <table:table-cell office:value-type="float" office:value="5485057">
                <text:p>54850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43477">
                <text:p>4943477</text:p>
              </table:table-cell>
              <table:table-cell office:value-type="float" office:value="4933626">
                <text:p>49336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69009">
                <text:p>5069009</text:p>
              </table:table-cell>
              <table:table-cell office:value-type="float" office:value="5067470">
                <text:p>50674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02238">
                <text:p>3302238</text:p>
              </table:table-cell>
              <table:table-cell office:value-type="float" office:value="3292178">
                <text:p>32921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328419">
                <text:p>3328419</text:p>
              </table:table-cell>
              <table:table-cell office:value-type="float" office:value="3326988">
                <text:p>33269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83586">
                <text:p>4283586</text:p>
              </table:table-cell>
              <table:table-cell office:value-type="float" office:value="4259044">
                <text:p>42590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75534">
                <text:p>4175534</text:p>
              </table:table-cell>
              <table:table-cell office:value-type="float" office:value="4169204">
                <text:p>41692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01400">
                <text:p>5101400</text:p>
              </table:table-cell>
              <table:table-cell office:value-type="float" office:value="5091939">
                <text:p>50919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92844">
                <text:p>4792844</text:p>
              </table:table-cell>
              <table:table-cell office:value-type="float" office:value="4773635">
                <text:p>47736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60946">
                <text:p>3760946</text:p>
              </table:table-cell>
              <table:table-cell office:value-type="float" office:value="3757876">
                <text:p>37578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30222">
                <text:p>3530222</text:p>
              </table:table-cell>
              <table:table-cell office:value-type="float" office:value="3516272">
                <text:p>35162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92258">
                <text:p>3292258</text:p>
              </table:table-cell>
              <table:table-cell office:value-type="float" office:value="3275838">
                <text:p>32758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74527">
                <text:p>3274527</text:p>
              </table:table-cell>
              <table:table-cell office:value-type="float" office:value="3267158">
                <text:p>32671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900416">
                <text:p>4900416</text:p>
              </table:table-cell>
              <table:table-cell office:value-type="float" office:value="4880416">
                <text:p>48804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56381">
                <text:p>5756381</text:p>
              </table:table-cell>
              <table:table-cell office:value-type="float" office:value="5739461">
                <text:p>57394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586563">
                <text:p>7586563</text:p>
              </table:table-cell>
              <table:table-cell office:value-type="float" office:value="7581023">
                <text:p>75810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39167">
                <text:p>4939167</text:p>
              </table:table-cell>
              <table:table-cell office:value-type="float" office:value="4927687">
                <text:p>49276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89130">
                <text:p>3389130</text:p>
              </table:table-cell>
              <table:table-cell office:value-type="float" office:value="3366359">
                <text:p>33663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78431">
                <text:p>4078431</text:p>
              </table:table-cell>
              <table:table-cell office:value-type="float" office:value="4067572">
                <text:p>40675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22823">
                <text:p>4722823</text:p>
              </table:table-cell>
              <table:table-cell office:value-type="float" office:value="4755654">
                <text:p>47556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437395">
                <text:p>5437395</text:p>
              </table:table-cell>
              <table:table-cell office:value-type="float" office:value="5415646">
                <text:p>54156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53302">
                <text:p>5253302</text:p>
              </table:table-cell>
              <table:table-cell office:value-type="float" office:value="5279382">
                <text:p>52793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57303">
                <text:p>4157303</text:p>
              </table:table-cell>
              <table:table-cell office:value-type="float" office:value="4150453">
                <text:p>41504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28986">
                <text:p>3128986</text:p>
              </table:table-cell>
              <table:table-cell office:value-type="float" office:value="3121045">
                <text:p>31210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21235">
                <text:p>3121235</text:p>
              </table:table-cell>
              <table:table-cell office:value-type="float" office:value="3107284">
                <text:p>31072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94424">
                <text:p>3094424</text:p>
              </table:table-cell>
              <table:table-cell office:value-type="float" office:value="3089615">
                <text:p>30896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97294">
                <text:p>3097294</text:p>
              </table:table-cell>
              <table:table-cell office:value-type="float" office:value="3086524">
                <text:p>30865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783774">
                <text:p>4783774</text:p>
              </table:table-cell>
              <table:table-cell office:value-type="float" office:value="4783875">
                <text:p>4783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269413">
                <text:p>5269413</text:p>
              </table:table-cell>
              <table:table-cell office:value-type="float" office:value="5238312">
                <text:p>52383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50799">
                <text:p>5050799</text:p>
              </table:table-cell>
              <table:table-cell office:value-type="float" office:value="5031878">
                <text:p>50318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57489">
                <text:p>3857489</text:p>
              </table:table-cell>
              <table:table-cell office:value-type="float" office:value="3852667">
                <text:p>3852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21524">
                <text:p>3121524</text:p>
              </table:table-cell>
              <table:table-cell office:value-type="float" office:value="3119034">
                <text:p>31190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37347">
                <text:p>3837347</text:p>
              </table:table-cell>
              <table:table-cell office:value-type="float" office:value="3828207">
                <text:p>38282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794754">
                <text:p>4794754</text:p>
              </table:table-cell>
              <table:table-cell office:value-type="float" office:value="4778744">
                <text:p>47787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591898">
                <text:p>5591898</text:p>
              </table:table-cell>
              <table:table-cell office:value-type="float" office:value="5567148">
                <text:p>55671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14728">
                <text:p>4414728</text:p>
              </table:table-cell>
              <table:table-cell office:value-type="float" office:value="4426498">
                <text:p>44264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43006">
                <text:p>3243006</text:p>
              </table:table-cell>
              <table:table-cell office:value-type="float" office:value="3236997">
                <text:p>32369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88732">
                <text:p>2988732</text:p>
              </table:table-cell>
              <table:table-cell office:value-type="float" office:value="2986783">
                <text:p>29867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45754">
                <text:p>3045754</text:p>
              </table:table-cell>
              <table:table-cell office:value-type="float" office:value="3035572">
                <text:p>30355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63612">
                <text:p>2963612</text:p>
              </table:table-cell>
              <table:table-cell office:value-type="float" office:value="2951172">
                <text:p>29511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42634">
                <text:p>3642634</text:p>
              </table:table-cell>
              <table:table-cell office:value-type="float" office:value="3637394">
                <text:p>36373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10057">
                <text:p>4410057</text:p>
              </table:table-cell>
              <table:table-cell office:value-type="float" office:value="4378927">
                <text:p>43789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77695">
                <text:p>5377695</text:p>
              </table:table-cell>
              <table:table-cell office:value-type="float" office:value="5362095">
                <text:p>53620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211481">
                <text:p>5211481</text:p>
              </table:table-cell>
              <table:table-cell office:value-type="float" office:value="5206651">
                <text:p>52066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95640">
                <text:p>3995640</text:p>
              </table:table-cell>
              <table:table-cell office:value-type="float" office:value="3990510">
                <text:p>39905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58515">
                <text:p>3758515</text:p>
              </table:table-cell>
              <table:table-cell office:value-type="float" office:value="3750586">
                <text:p>37505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791924">
                <text:p>4791924</text:p>
              </table:table-cell>
              <table:table-cell office:value-type="float" office:value="4794665">
                <text:p>47946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33168">
                <text:p>5033168</text:p>
              </table:table-cell>
              <table:table-cell office:value-type="float" office:value="5007968">
                <text:p>50079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857896">
                <text:p>4857896</text:p>
              </table:table-cell>
              <table:table-cell office:value-type="float" office:value="4831025">
                <text:p>48310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151613">
                <text:p>4151613</text:p>
              </table:table-cell>
              <table:table-cell office:value-type="float" office:value="4142663">
                <text:p>41426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01294">
                <text:p>3101294</text:p>
              </table:table-cell>
              <table:table-cell office:value-type="float" office:value="3081894">
                <text:p>30818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73804">
                <text:p>3073804</text:p>
              </table:table-cell>
              <table:table-cell office:value-type="float" office:value="3069414">
                <text:p>30694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80763">
                <text:p>3080763</text:p>
              </table:table-cell>
              <table:table-cell office:value-type="float" office:value="3073525">
                <text:p>30735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04878">
                <text:p>3804878</text:p>
              </table:table-cell>
              <table:table-cell office:value-type="float" office:value="3806367">
                <text:p>38063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17799">
                <text:p>3917799</text:p>
              </table:table-cell>
              <table:table-cell office:value-type="float" office:value="3912259">
                <text:p>39122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28408">
                <text:p>3328408</text:p>
              </table:table-cell>
              <table:table-cell office:value-type="float" office:value="3331308">
                <text:p>33313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757564">
                <text:p>4757564</text:p>
              </table:table-cell>
              <table:table-cell office:value-type="float" office:value="4743814">
                <text:p>47438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72852">
                <text:p>4672852</text:p>
              </table:table-cell>
              <table:table-cell office:value-type="float" office:value="4663541">
                <text:p>46635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98137">
                <text:p>4398137</text:p>
              </table:table-cell>
              <table:table-cell office:value-type="float" office:value="4396488">
                <text:p>43964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888856">
                <text:p>4888856</text:p>
              </table:table-cell>
              <table:table-cell office:value-type="float" office:value="4871006">
                <text:p>48710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51619">
                <text:p>4551619</text:p>
              </table:table-cell>
              <table:table-cell office:value-type="float" office:value="4530329">
                <text:p>45303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96411">
                <text:p>3496411</text:p>
              </table:table-cell>
              <table:table-cell office:value-type="float" office:value="3489432">
                <text:p>34894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92385">
                <text:p>4292385</text:p>
              </table:table-cell>
              <table:table-cell office:value-type="float" office:value="4280885">
                <text:p>42808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32779">
                <text:p>3932779</text:p>
              </table:table-cell>
              <table:table-cell office:value-type="float" office:value="3930220">
                <text:p>39302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19093">
                <text:p>3019093</text:p>
              </table:table-cell>
              <table:table-cell office:value-type="float" office:value="3006593">
                <text:p>30065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55022">
                <text:p>2955022</text:p>
              </table:table-cell>
              <table:table-cell office:value-type="float" office:value="2953611">
                <text:p>29536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56784">
                <text:p>3656784</text:p>
              </table:table-cell>
              <table:table-cell office:value-type="float" office:value="3630564">
                <text:p>36305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21214">
                <text:p>3621214</text:p>
              </table:table-cell>
              <table:table-cell office:value-type="float" office:value="3603693">
                <text:p>36036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21922">
                <text:p>3521922</text:p>
              </table:table-cell>
              <table:table-cell office:value-type="float" office:value="3520002">
                <text:p>35200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62314">
                <text:p>3062314</text:p>
              </table:table-cell>
              <table:table-cell office:value-type="float" office:value="3064484">
                <text:p>30644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67690">
                <text:p>3967690</text:p>
              </table:table-cell>
              <table:table-cell office:value-type="float" office:value="3956569">
                <text:p>39565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799453">
                <text:p>5799453</text:p>
              </table:table-cell>
              <table:table-cell office:value-type="float" office:value="5798362">
                <text:p>57983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11290">
                <text:p>6811290</text:p>
              </table:table-cell>
              <table:table-cell office:value-type="float" office:value="6785609">
                <text:p>67856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656706">
                <text:p>6656706</text:p>
              </table:table-cell>
              <table:table-cell office:value-type="float" office:value="6606807">
                <text:p>66068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889566">
                <text:p>8889566</text:p>
              </table:table-cell>
              <table:table-cell office:value-type="float" office:value="8846315">
                <text:p>88463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172876">
                <text:p>7172876</text:p>
              </table:table-cell>
              <table:table-cell office:value-type="float" office:value="7194677">
                <text:p>71946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63450">
                <text:p>3363450</text:p>
              </table:table-cell>
              <table:table-cell office:value-type="float" office:value="3359659">
                <text:p>33596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358516">
                <text:p>4358516</text:p>
              </table:table-cell>
              <table:table-cell office:value-type="float" office:value="4357027">
                <text:p>43570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94686">
                <text:p>4294686</text:p>
              </table:table-cell>
              <table:table-cell office:value-type="float" office:value="4279345">
                <text:p>42793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57842">
                <text:p>4057842</text:p>
              </table:table-cell>
              <table:table-cell office:value-type="float" office:value="4052572">
                <text:p>40525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71263">
                <text:p>4171263</text:p>
              </table:table-cell>
              <table:table-cell office:value-type="float" office:value="4150203">
                <text:p>41502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51927">
                <text:p>3251927</text:p>
              </table:table-cell>
              <table:table-cell office:value-type="float" office:value="3250657">
                <text:p>32506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33268">
                <text:p>3333268</text:p>
              </table:table-cell>
              <table:table-cell office:value-type="float" office:value="3336469">
                <text:p>33364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76067">
                <text:p>3276067</text:p>
              </table:table-cell>
              <table:table-cell office:value-type="float" office:value="3275827">
                <text:p>32758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13617">
                <text:p>4413617</text:p>
              </table:table-cell>
              <table:table-cell office:value-type="float" office:value="4410838">
                <text:p>44108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621048">
                <text:p>5621048</text:p>
              </table:table-cell>
              <table:table-cell office:value-type="float" office:value="5609119">
                <text:p>56091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821540">
                <text:p>6821540</text:p>
              </table:table-cell>
              <table:table-cell office:value-type="float" office:value="6799239">
                <text:p>67992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658252">
                <text:p>8658252</text:p>
              </table:table-cell>
              <table:table-cell office:value-type="float" office:value="8597811">
                <text:p>85978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386917">
                <text:p>8386917</text:p>
              </table:table-cell>
              <table:table-cell office:value-type="float" office:value="8400209">
                <text:p>84002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15564">
                <text:p>3615564</text:p>
              </table:table-cell>
              <table:table-cell office:value-type="float" office:value="3606774">
                <text:p>36067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